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erif" officeooo:paragraph-rsid="001767be"/>
    </style:style>
    <style:style style:name="P2" style:family="paragraph" style:parent-style-name="Heading_20_1">
      <style:text-properties officeooo:paragraph-rsid="001767be"/>
    </style:style>
    <style:style style:name="P3"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767be"/>
    </style:style>
    <style:style style:name="P4"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809df"/>
    </style:style>
    <style:style style:name="P5" style:family="paragraph" style:parent-style-name="Text_20_body">
      <style:paragraph-properties fo:orphans="2" fo:widows="2"/>
      <style:text-properties style:font-name="DejaVu Serif" officeooo:paragraph-rsid="001767be"/>
    </style:style>
    <style:style style:name="P6" style:family="paragraph" style:parent-style-name="Heading_20_2">
      <style:text-properties officeooo:paragraph-rsid="001767be"/>
    </style:style>
    <style:style style:name="P7" style:family="paragraph" style:parent-style-name="Heading_20_2">
      <style:paragraph-properties fo:orphans="2" fo:widows="2"/>
      <style:text-properties style:font-name="DejaVu Serif" officeooo:paragraph-rsid="001767be"/>
    </style:style>
    <style:style style:name="T1" style:family="text">
      <style:text-properties officeooo:rsid="001767b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1 Crônicas</text:h>
      <text:section text:style-name="Sect1" text:name="Seção309">
        <text:h text:style-name="P7" text:outline-level="2">I CRÔNICAS-[Capítulo <text:span text:style-name="T1">1</text:span>]</text:h>
        <text:p text:style-name="P5"><text:bookmark text:name="cap140"/>1 Adão, Sete, Enos,</text:p>
        <text:p text:style-name="P3">2 Quenã, Maalalel, Jarede,</text:p>
        <text:p text:style-name="P3">3 Enoque, Matusalém, Lameque,</text:p>
        <text:p text:style-name="P3">4 Noé, Sem, Cão e Jafé.</text:p>
        <text:p text:style-name="P3">5 Os filhos de Jafé: Gomer, Magogue, Madai, Javã, Tubal, Meseque e Tiras.</text:p>
        <text:p text:style-name="P3">6 Os filhos de Gomer: Asquenaz, Rifate e Togarma.</text:p>
        <text:p text:style-name="P3">7 Os filhos de Javã: Elisá, Társis, Quitim e Dodanim.</text:p>
        <text:p text:style-name="P3">8 Os filhos de Cão: Cuche, Mizraim, Pute e Canaã.</text:p>
        <text:p text:style-name="P3">9 Os filhos de Cuche: Seba, Havilá, Sabtá, Raamá e Sabtecá; e os filhos de Raamá: Sebá e Dedã.</text:p>
        <text:p text:style-name="P3">10 Cuche foi pai de Ninrode, o qual foi o primeiro a ser poderoso na terra:</text:p>
        <text:p text:style-name="P3">11 De Mizraim descenderam os ludeus, os anameus, os leabeus, os naftueus,</text:p>
        <text:p text:style-name="P3">12 os patrusins, os casluins (dos quais procederam os filisteus) e os caftoreus.</text:p>
        <text:p text:style-name="P3">13 Canaã foi pai de Sidom, seu primogênito, e de Hete,</text:p>
        <text:p text:style-name="P3">14 e dos jebuseus, dos amorreus, dos girgaseus,</text:p>
        <text:p text:style-name="P3">15 dos heveus, dos arqueus, dos sineus,</text:p>
        <text:p text:style-name="P3">16 dos arvadeus, dos zemareus e dos hamateus.</text:p>
        <text:p text:style-name="P3">17 Os filhos de Sem: Elão, Assur, Arfaxade, Lude, Arã, Uz, Hul, Geter e Meseque.</text:p>
        <text:p text:style-name="P3">18 Arfaxade foi pai de Selá; e Selá foi pai de Eber.</text:p>
        <text:p text:style-name="P3">19 A Eber nasceram dois filhos: o nome dum foi Pelegue, pois nos seus dias se repartiu a terra; e o nome do seu irmão foi Joctã.</text:p>
        <text:p text:style-name="P3">20 Joctã foi pai de Almodá, Selefe, Hazarmavé, Jerá,</text:p>
        <text:p text:style-name="P3">21 Hadorão, Uzal, Diclá,</text:p>
        <text:p text:style-name="P3">22 Ebal, Abimael, Sebá,</text:p>
        <text:p text:style-name="P3">23 Ofir, Havilá e Jobabe; todos esses foram filhos de Joctã.</text:p>
        <text:p text:style-name="P3">24 Sem, Arfaxade, Selá;</text:p>
        <text:p text:style-name="P3">25 Eber, Pelegue, Reú;</text:p>
        <text:p text:style-name="P3">26 Serugue, Naor, Tera;</text:p>
        <text:p text:style-name="P3">27 Abrão, que é Abraão.</text:p>
        <text:p text:style-name="P3">28 Os filhos de Abraão: Isaque e Ismael.</text:p>
        <text:p text:style-name="P3">29 Estas são as suas gerações: o primogênito de Ismael, Nebaiote; depois Quedar, Adbeel, Mibsão,</text:p>
        <text:p text:style-name="P3">30 Misma, Dumá, Massá, Hadade, Tema,</text:p>
        <text:p text:style-name="P3">31 Jetur, Nafis e Quedemá; esses foram os filhos de Ismael.</text:p>
        <text:p text:style-name="P3"><text:soft-page-break/>32 Quanto aos filhos de Quetura, concubina de Abraão, esta deu à luz Zinrã, Jocsã, Medã, Midiã, Isbaque e Suá. Os filhos de Jocsã foram Sebá e Dedã.</text:p>
        <text:p text:style-name="P3">33 Os filhos de Midiã: Efá, Efer, Hanoque, Abidá e Eldá; todos esses foram filhos de Quetura.</text:p>
        <text:p text:style-name="P3">34 Abraão foi pai de Isaque. Os filhos de Isaque: Esaú e Israel.</text:p>
        <text:p text:style-name="P3">35 Os filhos de Esaú: Elifaz, Reuel, Jeús, Jalão e Corá.</text:p>
        <text:p text:style-name="P3">36 Os filhos de Elifaz: Temã, Omar, Zefi, Gatã, Quenaz, Timna e Amaleque.</text:p>
        <text:p text:style-name="P3">37 Os filhos de Reuel: Naate, Zerá, Samá e Mizá.</text:p>
        <text:p text:style-name="P3">38 Os filhos de Seir: Lotã, Sobal, Zibeão, Anás, Disom, Eser e Disã.</text:p>
        <text:p text:style-name="P3">39 Os filhos de Lotã: Hori, e Homã; e a irmã de Lotã foi Timna.</text:p>
        <text:p text:style-name="P3">40 Os filhos de Sobal: Aliã, Manaate, Ebal, Sefi e Onã. Os filhos de Zibeão: Aías e Anás.</text:p>
        <text:p text:style-name="P3">41 Anás foi pai de Disom. Os filhos de Disom: Hanrão, Esbã, Itrã e Querã.</text:p>
        <text:p text:style-name="P3">42 Os filhos de Eser: Bilã, Zaavã e Jaacã. Os filhos de Disã: Uz e Arã.</text:p>
        <text:p text:style-name="P3">43 Estes foram os reis que reinaram na terra de Edom, antes que houvesse rei sobre os filhos de Israel: Belá, filho de Beor; e era o nome da sua cidade Dinabá.</text:p>
        <text:p text:style-name="P3">44 Morreu Belá, e reinou em seu lugar Jobabe, filho de Zerá, de Bozra.</text:p>
        <text:p text:style-name="P3">45 Morreu Jobabe, e reinou em seu lugar Husão, da terra dos temanitas.</text:p>
        <text:p text:style-name="P3">46 Morreu Husão, e reinou em seu lugar Hadade, filho de Bedade, que derrotou os midianitas no campo de Moabe; e era o nome da sua cidade Avite.</text:p>
        <text:p text:style-name="P3">47 Morreu Hadade, e reinou em seu lugar Sâmela, de Masreca.</text:p>
        <text:p text:style-name="P3">48 Morreu Sâmela, e reinou em seu lugar Saul, de Reobote junto ao rio.</text:p>
        <text:p text:style-name="P3">49 Morreu Saul, e reinou em seu lugar Baal-Ranã, filho de Acbor.</text:p>
        <text:p text:style-name="P3">50 Morreu Baal-Hanã, e Hadade reinou em seu lugar; e era o nome da sua cidade Paí. O nome de sua mulher era Meetabel, filha de Matrede, filha de Me-Zaabe.</text:p>
        <text:p text:style-name="P3">51 E morreu Hadade. Os príncipes de Edom foram: o príncipe Timna, o príncipe Aliá, o príncipe Jetete,</text:p>
        <text:p text:style-name="P3">52 o príncipe Aolíbama, o príncipe Elá, o príncipe Pinom,</text:p>
        <text:p text:style-name="P3">53 o príncipe Quenaz, o príncipe Temã, o príncipe Mibzar,</text:p>
        <text:p text:style-name="P3">54 o príncipe Magdiel, o príncipe lrã. Estes foram os príncipes de Edom.</text:p>
      </text:section>
      <text:section text:style-name="Sect1" text:name="Seção310">
        <text:h text:style-name="P6" text:outline-level="2"><text:bookmark text:name="cap275"/>I CRÔNICAS-[Capítulo 2]</text:h>
        <text:p text:style-name="P3">1 Foram estes os filhos de Israel: Rúben, Simeão, Levi, Judá, Issacar, Zebulom,</text:p>
        <text:p text:style-name="P3">2 Dã, José, Benjamim, Naftali, Gade e Aser.</text:p>
        <text:p text:style-name="P3">3 Os filhos de Judá: Er, Onã e Selá; estes três lhe nasceram da filha de Suá, a cananéia. E Er, o primogênito de Judá, foi mau aos olhos de Iavé, que o matou:</text:p>
        <text:p text:style-name="P3">4 Tamar, nora de Judá, lhe deu à luz Pérez e Zerá. Ao todo os filhos de Judá foram cinco.</text:p>
        <text:p text:style-name="P3">5 Os filhos de Perez: Hezrom e Hamul:</text:p>
        <text:p text:style-name="P3">6 Os filhos de Zerá: Zinri, Etã, Hemã, Calcol e Dara; cinco ao todo.</text:p>
        <text:p text:style-name="P3">7 Os filhos de Carmi: Acar, o perturbador de Israel, que pecou com coisa almadiçoadas.</text:p>
        <text:p text:style-name="P3"><text:soft-page-break/>8 De Etã foi filho Azarias.</text:p>
        <text:p text:style-name="P3">9 Os filhos que nasceram a Hezrom: Jerameel, Rão e Quelubai.</text:p>
        <text:p text:style-name="P3">10 Rão foi pai de Aminadabe, e Aminadabe de Nasom, príncipe dos filhos de Judá;</text:p>
        <text:p text:style-name="P3">11 Nason foi pai de Salmom, e Salmom de Boaz;</text:p>
        <text:p text:style-name="P3">12 Boaz foi pai de Obede, e Obede de Jessé;</text:p>
        <text:p text:style-name="P3">13 a Jessé nasceram Eliabe, seu primogênito, Abinadabe o segundo, Siméia o terceiro,</text:p>
        <text:p text:style-name="P3">14 Netanel o quarto, Radai o quinto,</text:p>
        <text:p text:style-name="P3">15 Ozen o sexto e Davi o sétimo;</text:p>
        <text:p text:style-name="P3">16 e foram suas irmãs Zeruia e Abigail. Os filhos de Zeruia foram: Abisai, Joabe e Asael, três.</text:p>
        <text:p text:style-name="P3">17 Abigail deu à luz Amasa; o pai de Amasa foi Jeter, o ismaelita.</text:p>
        <text:p text:style-name="P3">18 A Calebe, filho de Hezrom, nasceram filhos de Azuba, sua mulher, e de Jeriote; e os filhos dela foram estes: Jeser, Sobabe e Ardom.</text:p>
        <text:p text:style-name="P3">19 Morreu Azuba; e Calebe tomou para si Efrata, da qual lhe nasceu Hur.</text:p>
        <text:p text:style-name="P3">20 Hur foi pai de îri, e îri de Bezaleel.</text:p>
        <text:p text:style-name="P3">21 Então Hezrom, tendo já sessenta anos, tomou por mulher a filha de Maquir, pai de Gileade; e conheceu-a, e ela lhe deu à luz Segube.</text:p>
        <text:p text:style-name="P3">22 Segube foi pai de Jair, o qual veio a ter vinte e três cidades na terra de Gileade.</text:p>
        <text:p text:style-name="P3">23 Mas Gesur e Arã tomaram deles Havote-Jair, e Quenate e suas aldeias, sessenta cidades. Todos estes foram filhos de Maquir, pai de Gileade.</text:p>
        <text:p text:style-name="P3">24 Depois da morte de Hezrom, em Calebe de Efrata, Abia, mulher de Hezrom, lhe deu Asur, pai de Tecoa.</text:p>
        <text:p text:style-name="P3">25 Os filhos de Jerameel, primogênito de Jezrom, foram: Rão, o primogênito, Buna, Orem, Ozem e Aías.</text:p>
        <text:p text:style-name="P3">26 Jerameel teve outra mulher, cujo nome era Atara, a qual foi mãe de Onã.</text:p>
        <text:p text:style-name="P3">27 Os filhos de Rão, primogênito de Jerameel, foram: Maaz, Jamim e Equer.</text:p>
        <text:p text:style-name="P3">28 Os filhos de Onã, foram: Samai e Jada; e os filhos de Samai: Nadabe e Abisur.</text:p>
        <text:p text:style-name="P3">29 O nome da mulher de Abisur era Abiail, que lhe deu à luz Abã e Molide.</text:p>
        <text:p text:style-name="P3">30 Os filhos de Nadabe: Selede e Apaim; e Selede morreu sem filhos.</text:p>
        <text:p text:style-name="P3">31 O filho de Apaim: Isi; o filho de Isi: Sesã; o filho de Sesã: Alai.</text:p>
        <text:p text:style-name="P3">32 Os filhos de Jada, irmão de Samai: Jeter e Jônatas; e Jeter morreu sem filhos.</text:p>
        <text:p text:style-name="P3">33 Os filhos de Jônatas: Pelete e Zaza. Esses foram os filhos de Jerameel.</text:p>
        <text:p text:style-name="P3">34 Sesã não teve filhos, mas filhas. E tinha Sesã um servo egípcio, cujo nome era Jará:</text:p>
        <text:p text:style-name="P3">35 Deu, pois, Sesã sua filha por mulher a Jará, seu servo; e ela lhe deu à luz Atai.</text:p>
        <text:p text:style-name="P3">36 Atai foi pai de Natã, Natã de Zabade,</text:p>
        <text:p text:style-name="P3">37 Zabade de Eflal, Eflal de Obede,</text:p>
        <text:p text:style-name="P3">38 Obede de Jeú, Jeú de Azarias,</text:p>
        <text:p text:style-name="P3">39 Azarias de Helez, Helez de Eleasá,</text:p>
        <text:p text:style-name="P3">40 Eleasá de Sismai, Sismai de Salum,</text:p>
        <text:p text:style-name="P3"><text:soft-page-break/>41 Salum de Jecamias, e Jecamias de Elisama.</text:p>
        <text:p text:style-name="P3">42 Os filhos de Calebe, irmão de Jerameel: Messa, seu primogênito, que foi o pai de Zife, e os filhos de Maressa, pai de Hebrom.</text:p>
        <text:p text:style-name="P3">43 Os filhos de Hebrom: Corá, Tapua, Requem e Sema.</text:p>
        <text:p text:style-name="P3">44 Sema foi pai de Raão, pai de Jorqueão; e Requem foi pai de Samai.</text:p>
        <text:p text:style-name="P3">45 O filho de Samai foi Maom; e Maom foi pai de Bete-Zur.</text:p>
        <text:p text:style-name="P3">46 Efá, a concubina de Calebe, teve Harã, Moza e Gazez; e Harã foi pai de Gazez.</text:p>
        <text:p text:style-name="P3">47 Os filhos de Jadai: Regem, Jotão, Gesã, Pelete, Efá e Saafe.</text:p>
        <text:p text:style-name="P3">48 Maacá, concubina de Calebe, deu à luz Seber e Tiraná.</text:p>
        <text:p text:style-name="P3">49 Deu à luz também Saafe, pai de Madmana, e Seva, pai de Macbena e de Gibeá; e a filha de Calebe foi Acsa.</text:p>
        <text:p text:style-name="P3">50 Estes foram os filhos de Calebe, filho de Hur, o primogênito de Efrata: Sobal, pai de Quiriate-Jearim,</text:p>
        <text:p text:style-name="P3">51 Salma, pai de Belém, e Harefe, pai de Bete-Gader.</text:p>
        <text:p text:style-name="P3">52 Os filhos de Sobal, pai de Quiriate-Jearim, foram: Haroé e metade dos menuotes.</text:p>
        <text:p text:style-name="P3">53 As famílias de Quiriate-Jearim: os itreus, os puteus, os sumateus e os misraeus; destes saíram os zorateus e os estaloeus.</text:p>
        <text:p text:style-name="P3">54 Os filhos de Salma: Belém, os netofatitas, Atarote-Bete-Joabe, metade dos manaatitas e os zoritas.</text:p>
        <text:p text:style-name="P3">55 As famílias dos escribas que habitavam em Jabes: os tiratitas, os simeatitas e os sucatitas; estes são os queneus que descenderam de Hamate, pai da casa de Recabe.</text:p>
      </text:section>
      <text:section text:style-name="Sect1" text:name="Seção311">
        <text:h text:style-name="P6" text:outline-level="2"><text:bookmark text:name="cap324"/>I CRÔNICAS-[Capítulo 3]</text:h>
        <text:p text:style-name="P3">1 Estes foram os filhos de Davi que lhe nasceram em Hebrom: o primogênito Amnom, de Ainoã, a jizreelita; o segundo Daniel, de Abigail, a carmelita;</text:p>
        <text:p text:style-name="P3">2 O terceiro Absalão, filho de Maacá, filha de Talmai, rei de Gesur; o quarto Adonias, filho de Hagite;</text:p>
        <text:p text:style-name="P3">3 O quinto Sefatias, de Abital; o sexto Itreão, de Eglá, sua mulher.</text:p>
        <text:p text:style-name="P3">4 Seis lhe nasceram em Hebrom, onde reinou sete anos e seis meses; e reinou trinta e três anos em Jerusalém.</text:p>
        <text:p text:style-name="P3">5 Estes lhe nasceram em Jerusalém: Siméia, Sobabe, Natã e Salomão; estes quatro lhe nasceram de Bate-Sua, filha de Amiel.</text:p>
        <text:p text:style-name="P3">6 Nasceram-lhe mais: Ibar, Elisama, Elifelete,</text:p>
        <text:p text:style-name="P3">7 Nogá, Nefegue, Jafia,</text:p>
        <text:p text:style-name="P3">8 Elisama, Eliadá e Elifelete, nove.</text:p>
        <text:p text:style-name="P3">9 Todos estes foram filhos de Davi, afora os filhos das concubinas; e Tamar foi irmã deles.</text:p>
        <text:p text:style-name="P3">10 Filho de Salomão foi Roboão, de quem foi filho Abias, de quem foi filho Asa, de quem foi filho Jeosafá,</text:p>
        <text:p text:style-name="P3">11 de quem foi filho Jorão, de quem foi filho Acazias, de quem foi filho Joás,</text:p>
        <text:p text:style-name="P3">12 de quem foi filho Amazias, de quem foi filho Jotão,</text:p>
        <text:p text:style-name="P3">13 de quem foi filho Acaz, de quem foi filho Ezequias, de quem foi filho Manassés,</text:p>
        <text:p text:style-name="P3"><text:soft-page-break/>14 de quem foi filho Amom, e de quem foi filho Josias.</text:p>
        <text:p text:style-name="P3">15 Os filhos de Josias: o primogênito Joanã, o segundo Jeoiaquim, o terceiro Zedequias, o quarto Salum.</text:p>
        <text:p text:style-name="P3">16 Os filhos de Jeoiaquim: Jeconias, seu filho, e Zedequias, seu filho.</text:p>
        <text:p text:style-name="P3">17 Os filhos de Jeconias, o deportado: Sealtiel, seu filho,</text:p>
        <text:p text:style-name="P3">18 Malquirão, Pedaías, Senazar, Jecamias, Hosama e Nedabias.</text:p>
        <text:p text:style-name="P3">19 Os filhos de Pedaías: Zorobabel e Simei; e os filhos de Zorobabel: Mesulão e Hananias, e Selomite, irmã destes;</text:p>
        <text:p text:style-name="P3">20 e Hasubá, Oel, Berequias, Hasadias e Jusabe-Hesede, cinco.</text:p>
        <text:p text:style-name="P3">21 Hananias foi pai de Pelatias; Pelatias de Jesaías; Jesaías de Refaías; Refaías de Arnã; Arnã de Obadias; e Obadias de Secanias.</text:p>
        <text:p text:style-name="P3">22 Os filhos de Secanias: Semaías e os filhos deste: Hatus, Igal, Bariá, Nearias e Safate, seis.</text:p>
        <text:p text:style-name="P3">23 Os filhos de Nearias: Elioenai, Ezequias e Azricão, três.</text:p>
        <text:p text:style-name="P3">24 E os filhos de Elioenai: Hodavias, Eliasibe, Pelaías, Acube, Joanã, Delaías e Anani, sete.</text:p>
      </text:section>
      <text:section text:style-name="Sect1" text:name="Seção312">
        <text:h text:style-name="P6" text:outline-level="2"><text:bookmark text:name="cap410"/>I CRÔNICAS-[Capítulo 4]</text:h>
        <text:p text:style-name="P3">1 Os filhos de Judá: Pérez, Hezrom, Carmi, Hur e Sobal.</text:p>
        <text:p text:style-name="P3">2 Reaías, filho de Sobal, foi pai de Jaate, e Jaate de Aümai e Laade; estas são as famílias dos zoratitas.</text:p>
        <text:p text:style-name="P3">3 Estes foram os filhos de Etã: Jizreel, Ismá, e Idbás; e o nome da irmã deles era Hazelelponi;</text:p>
        <text:p text:style-name="P3">4 e mais Penuel, pai de Gedor, e Ézer, pai de Husá; estes foram os filhos de Hur, o primogênito de Efrata, pai de Belém.</text:p>
        <text:p text:style-name="P3">5 Asur, pai de Tecoa, tinha duas mulheres: Helá e Naará.</text:p>
        <text:p text:style-name="P3">6 Naará deu-lhe à luz Aüzão, Hefer, Temêni e Haastári; estes foram os filhos de Naará.</text:p>
        <text:p text:style-name="P3">7 E os filhos de Helá: Zerete, Izar e Etnã.</text:p>
        <text:p text:style-name="P3">8 Coz foi pai de Anube e Zobeba, e das famílias de Acarel, filho de Harum.</text:p>
        <text:p text:style-name="P3">9 Jabes foi mais ilustre do que seus irmãos (sua mãe lhe pusera o nome de Jabes, dizendo: Porquanto com dores o dei à luz)..</text:p>
        <text:p text:style-name="P3">10 Jabes invocou o Deus de Israel, dizendo: Oxalá que me abençoes, e estendas os meus termos; que a tua mão seja comigo e faças que do mal eu não seja afligido! E Deus lhe concedeu o que lhe pedira.</text:p>
        <text:p text:style-name="P3">11 Quelube, irmão de Suá, foi pai de Meir; e este foi pai de Estom.</text:p>
        <text:p text:style-name="P3">12 Estom foi pai de Bete-Rafa, Paséia e Teína, que foi pai de Ir-Naás; estes foram os homens, de Reca.</text:p>
        <text:p text:style-name="P3">13 Os filhos de Quenaz: Otniel e Seraías; e Otniel foi pai de Hatate</text:p>
        <text:p text:style-name="P3">14 e Meonotai, que foi pai de Ofra; Seraías foi pai de Joabe, fundador de Ge-Harasim, cujos habitantes foram artífices.</text:p>
        <text:p text:style-name="P3">15 Os filhos de Calebe, filho de Jefoné: æru, Elá e Naã; e Elá foi pai de Quenaz:</text:p>
        <text:p text:style-name="P3">16 Os filhos de Jealelel: Zife, Zifá, Tíria e Asareel.</text:p>
        <text:p text:style-name="P3"><text:soft-page-break/>17 Os filhos de Ezra: Jeter, Merede, Efer e Jalom; e ela deu à luz Miriã, Samai, e Isbá, pai de Estemoa,</text:p>
        <text:p text:style-name="P3">18 cuja mulher judia deu à luz Jerede, pai de Gedor, Heber, pai de Socó, e Jecutiel, pai de Zanoa; e estes foram os filhos de Bitia, filha de Faraó, que Merede tomou.</text:p>
        <text:p text:style-name="P3">19 Os filhos da mulher de Hodias, irmã de Naã, foram os pais de Queila, o garmita, e Estemoa, o maacatita.</text:p>
        <text:p text:style-name="P3">20 Os filhos de Simão: Amnom, Rina, Bene-Hanã e Tilom; e os filhos de Isi: Zoete e Bene-Zoete.</text:p>
        <text:p text:style-name="P3">21 Os filhos de Selá, filho de Judá: Er, pai de Leca, Lada, pai de Maressa, e as famílias da casa dos que fabricavam linho, em Bete-Asbéia;</text:p>
        <text:p text:style-name="P3">22 como também Joquim, e os homens de Cozeba, e Joás e Sarafe, os quais dominavam sobre Moabe, e Jasúbi-Leém. (Estes registros são antigos.)</text:p>
        <text:p text:style-name="P3">23 Estes foram os oleiros, os habitantes de Netaim e de Gedera; e moravam ali com o rei para o seu serviço.</text:p>
        <text:p text:style-name="P3">24 Os filhos de Simeão: Nemuel, Jamim, Jaribe, Zerá e Saul,</text:p>
        <text:p text:style-name="P3">25 de quem foi filho Salum, de quem foi filho Mibsão, de quem foi filho Misma.</text:p>
        <text:p text:style-name="P3">26 Os filhos de Misma: Jamuel, seu filho, de quem foi filho Zacur, de quem foi filho Simei.</text:p>
        <text:p text:style-name="P3">27 Simei teve dezesseis filhos e seis filhas; porém seus irmãos não tiveram muitos filhos, nem se multiplicou toda a sua família tanto como as dos filhos de Judá.</text:p>
        <text:p text:style-name="P3">28 Eles habitaram em Berseba, Molada, Hazar-Sual,</text:p>
        <text:p text:style-name="P3">29 Bila, Ezem, Tolade,</text:p>
        <text:p text:style-name="P3">30 Betuel, Horma, Ziclague,</text:p>
        <text:p text:style-name="P3">31 Bete-Marcabote, Hazar-Susim, Bete-Biri e Saraim; essas foram as suas cidades até o reinado de Davi.</text:p>
        <text:p text:style-name="P3">32 As suas aldeias foram: Etã, Aim, Rimom, Toquem e Asã, cinco cidades,</text:p>
        <text:p text:style-name="P3">33 com todas as suas aldeias, que estavam em redor destas cidades, até Baal. Estas foram as suas habitações e as suas genealogias.</text:p>
        <text:p text:style-name="P3">34 Ora, Mesobabe, Jamleque, Josa, filho dc Amazias,</text:p>
        <text:p text:style-name="P3">35 Joel, Jeú, filho de Josibias, filho de Seraías, filho de Asiel,</text:p>
        <text:p text:style-name="P3">36 Elioenai, Jaacobá, Jesoaías, Asaías, Adiel, Jesimiel, Benaías,</text:p>
        <text:p text:style-name="P3">37 e Ziza, filho de Sifi, filho de Alom, filho de Jedaías, filho de Sínri, filho de Semaías</text:p>
        <text:p text:style-name="P3">38 estes, registrados por nome, foram príncipes nas suas famílias; e as famílias de seus pais se multiplicaram grandemente.</text:p>
        <text:p text:style-name="P3">39 Chegaram até a entrada de Gedor, ao lado oriental do vale, em busca de pasto para os seus rebanhos;</text:p>
        <text:p text:style-name="P3">40 e acharam pasto abundante e bom, e a terra era espaçosa, quieta e pacífica; pois os que antes habitavam ali eram descendentes de Cão.</text:p>
        <text:p text:style-name="P3">41 Estes que estão inscritos por nome, vieram nos dias de Ezequias, rei de Judá, e destruíram as tendas e os meunins que se acharam ali, e os exterminaram totalmente até o dia de hoje, e habitaram em lugar deles; porque ali havia pasto para os seus rebanhos.</text:p>
        <text:p text:style-name="P3"><text:soft-page-break/>42 Também deles, isto é, dos filhos de Simeão, quinhentos homens foram ao monte Seir, tendo por capitães Pelatias, Nearias, Refaías e Uziel, filhos de Isi,</text:p>
        <text:p text:style-name="P3">43 e, matando o restante dos amalequitas, que havia escapado, ficaram habitando ali até o dia de hoje.</text:p>
      </text:section>
      <text:section text:style-name="Sect1" text:name="Seção313">
        <text:h text:style-name="P6" text:outline-level="2"><text:bookmark text:name="cap59"/>I CRÔNICAS-[Capítulo 5]</text:h>
        <text:p text:style-name="P3">1 Quanto aos filhos de Rúben, o primogênito de Israel (pois ele era o primogênito; mas, porquanto profanara a cama de seu pai, deu-se a sua primogenitura aos filhos de José, filho de Israel, de sorte que a sua genealogia não é contada segundo o direito da primogenitura;</text:p>
        <text:p text:style-name="P3">2 pois Judá prevaleceu sobre seus irmãos, e dele proveio o príncipe; porém a primogenitura foi de José);</text:p>
        <text:p text:style-name="P3">3 os filhos de Rúben o primogênito de Israel: Hanoque, Palu, Hezrom e Carmi.</text:p>
        <text:p text:style-name="P3">4 Os filhos de Joel: Semaías, de quem foi filho Gogue, de quem foi filho Simei,</text:p>
        <text:p text:style-name="P3">5 de quem foi filho Mica, de quem foi filho Reaías, de quem foi filho Baal,</text:p>
        <text:p text:style-name="P3">6 de quem foi filho Beera, a quem Tilgate-Pilneser levou cativo; ele foi príncipe dos rubenitas.</text:p>
        <text:p text:style-name="P3">7 E seus irmãos, pelas suas famílias, quando se fez a genealogia das suas gerações, foram: o chefe Jeiel, Zacarias,</text:p>
        <text:p text:style-name="P3">8 Belá, filho de Azaz, filho de Sema, filho de Joel, que habitou em Aroer até Nebo e Baal-Meom;</text:p>
        <text:p text:style-name="P3">9 ao oriente habitou até a entrada do deserto, desde o rio Eufrates; porque seu gado se tinha multiplicado na terra de Gileade.</text:p>
        <text:p text:style-name="P3">10 E nos dias de Saul fizeram guerra aos hagarenos, que caíram pela sua mão; e eles habitaram nas suas tendas em toda a região oriental de Gileade.</text:p>
        <text:p text:style-name="P3">11 E os filhos de Gade habitaram defronte deles na terra de Basã, até Salca:</text:p>
        <text:p text:style-name="P3">12 o chefe Joel, Safã o segundo, Janai e Safate em Basã,</text:p>
        <text:p text:style-name="P3">13 e seus irmãos, segundo as suas casas paternas: Micael, Mesulão, Sebá, Jorai, Jacã, Ziá e Eber, sete.</text:p>
        <text:p text:style-name="P3">14 Estes foram os filhos de Abiail, filho de Huri, filho de Jaroá, filho de Gileade, filho de Micael, filho de Jesisai, filho de Jado, filho de Buz;</text:p>
        <text:p text:style-name="P3">15 Aí, filho de Abdiel, filho de Guni, chefe das casas paternas.</text:p>
        <text:p text:style-name="P3">16 E habitaram em Gileade, em Basã, e nas suas aldeias, como também em todos os arrabaldes de Sarom até os seus termos.</text:p>
        <text:p text:style-name="P3">17 Todos estes foram registrados, segundo as suas genealogias, nos dias de Jotão, rei de Judá, e nos dias de Jeroboão, rei de Israel.</text:p>
        <text:p text:style-name="P3">18 Os rubenitas, os gaditas, e a meia tribo de Manassés tinham homens valentes, que traziam escudo e espada e entesavam o arco, e que eram destros na guerra, quarenta e quatro mil setecentos e sessenta, que saíam à peleja.</text:p>
        <text:p text:style-name="P3">19 Fizeram guerra aos hagarenos, bem como a Jetur, a Nafis e a Nodabe,</text:p>
        <text:p text:style-name="P3">20 e foram ajudados contra eles, de sorte que os hagarenos e todos quantos estavam com eles foram entregues em sua mão; porque clamaram a Deus na peleja, e ele lhes deu ouvidos, porquanto confiaram nele.</text:p>
        <text:p text:style-name="P3">21 E levaram o gado deles: cinqüenta mil camelos, duzentos e cinqüenta mil ovelhas e dois mil jumentos; e também cem mil homens,</text:p>
        <text:p text:style-name="P3"><text:soft-page-break/>22 pois muitos caíram mortos, porque de Deus era a peleja; e ficaram habitando no lugar deles até o cativeiro.</text:p>
        <text:p text:style-name="P3">23 Os filhos da meia tribo de Manassés habitaram naquela terra; e multiplicaram-se desde Basã até Baal-Hermom, Senir, e o monte Hermom.</text:p>
        <text:p text:style-name="P3">24 E estes foram os cabeças de suas casas paternas, a saber: Efer, Isi, Eliel, Azriel, Jeremias, Hodavias e Jadiel, homens valentes, homens de nome, e chefes das suas casas paternas.</text:p>
        <text:p text:style-name="P3">25 Cometeram, porém, transgressões contra o Deus de seus pais, e se prostituíram, seguindo os deuses dos povos da terra, os quais Deus destruíra de diante deles.</text:p>
        <text:p text:style-name="P3">26 Pelo que o Deus de Israel excitou o espírito de Pul, rei da Assíria, e o espírito de Tilgate-Pilneser, rei da Assíria, que os levaram cativos, a saber: os rubenitas, os gaditas, e a meia tribo de Manassés; e os transportaram para Hala, Habor, Hara, e para o rio de Gozã, onde estão até o dia de hoje.</text:p>
      </text:section>
      <text:section text:style-name="Sect1" text:name="Seção314">
        <text:h text:style-name="P6" text:outline-level="2"><text:bookmark text:name="cap610"/>I CRÔNICAS-[Capítulo 6]</text:h>
        <text:p text:style-name="P3">1 Os filhos de Levi: Gérson, Coate e Merári.</text:p>
        <text:p text:style-name="P3">2 Os filhos de Coate: Anrão, Izar, Hebrom e Uziel.</text:p>
        <text:p text:style-name="P3">3 Os filhos de Anrão: Arão, Moisés e Miriã; e os filhos de Arão: Nadabe, Abiú, Eleazar e Itamar.</text:p>
        <text:p text:style-name="P3">4 Eleazar foi pai de Finéias, Finéias de Abisua,</text:p>
        <text:p text:style-name="P3">5 Abisua de Buqui, Buqui de Uzi,</text:p>
        <text:p text:style-name="P3">6 Uzi de Zeraías, Zeraías de Meraiote,</text:p>
        <text:p text:style-name="P3">7 Meraiote de Amarias, Amarias de Aitube,</text:p>
        <text:p text:style-name="P3">8 Aitube de Zadoque, Zadoque de Aimaaz,</text:p>
        <text:p text:style-name="P3">9 Aimaaz de Azarias, Azarias de Joanã,</text:p>
        <text:p text:style-name="P3">10 Joanã de Azarias, que exerceu o sacerdócio na casa que Salomão edificou em Jerusalém;</text:p>
        <text:p text:style-name="P3">11 Azarias foi pai de Amarias, Amarias de Aitube,</text:p>
        <text:p text:style-name="P3">12 Aitube de Zadoque, Zadoque de Salum,</text:p>
        <text:p text:style-name="P3">13 Salum de Hilquias, Hilquias de Azarias,</text:p>
        <text:p text:style-name="P3">14 Azarias de Seraías, Seraías de Jeozadaque;</text:p>
        <text:p text:style-name="P3">15 e Jeozadaque foi levado cativo quando Iavé levou em cativeiro Judá e Jerusalém por intermédio de Nabucodonozor.</text:p>
        <text:p text:style-name="P3">16 Os filhos de Levi: Gérson, Coate e Merári.</text:p>
        <text:p text:style-name="P3">17 Estes são os nomes dos filhos de Gérson: Líbni e Simei.</text:p>
        <text:p text:style-name="P3">18 Os filhos de Coate: Anrão, Izar, Hebrom e Uziel.</text:p>
        <text:p text:style-name="P3">19 Os filhos de Merári: Mali e Musi. Estas são as famílias dos levitas, segundo as casas de seus pais.</text:p>
        <text:p text:style-name="P3">20 De Gérson: Líbni, de quem foi filho Jaate, de quem foi filho Zima,</text:p>
        <text:p text:style-name="P3">21 de quem foi filho Joá, de quem foi filho Ido, de quem foi filho Zerá, de quem foi filho Jeaterai:</text:p>
        <text:p text:style-name="P3">22 Os filhos de Coate: Aminadabe, de quem foi filho Corá, de quem foi filho Assir,</text:p>
        <text:p text:style-name="P3">23 de quem foi filho Elcana, de quem foi filho Ebiasafe, de quem foi filho Assir,</text:p>
        <text:p text:style-name="P3"><text:soft-page-break/>24 de quem foi filho Taate, de quem foi filho Uriel, de quem foi filho Uzias, de quem foi filho Saul.</text:p>
        <text:p text:style-name="P3">25 Os filhos de Elcana: Amasai e Aimote,</text:p>
        <text:p text:style-name="P3">26 de quem foi filho Elcana, de quem foi filho Zofai, de quem foi filho Naate,</text:p>
        <text:p text:style-name="P3">27 de quem foi filho Eliabe, de quem foi filho Jeroão, de quem foi filho Elcana.</text:p>
        <text:p text:style-name="P3">28 E os filhos de Samuel: Joel, seu primogênito, e Abias, o segundo.</text:p>
        <text:p text:style-name="P3">29 Os filhos de Merári: Mali, de quem foi filho Líbni, de quem foi filho Simei, de quem foi filho Uzá,</text:p>
        <text:p text:style-name="P3">30 de quem foi filho Siméia, de quem foi filho Hagias, de quem foi filho Asaías.</text:p>
        <text:p text:style-name="P3">31 Estes são os que Davi constituiu sobre o serviço de canto da casa de Iavé, depois: que a arca teve repouso.</text:p>
        <text:p text:style-name="P3">32 Ministravam com cântico diante do tabernáculo da tenda da revelação, até que Salomão edificou a casa de Iavé em Jerusalém; e exerciam o seu ministério segundo a sua ordem.</text:p>
        <text:p text:style-name="P3">33 São estes: pois, os que ali estavam com seus filhos: dos filhos dos coatitas, Hemã, o cantor, filho de Joel, filho de Samuel,</text:p>
        <text:p text:style-name="P3">34 filho de Elcana, filho de Jeroão, filho de Eliel, filho de Toá,</text:p>
        <text:p text:style-name="P3">35 filho de Zufe, filho de Elcana:, filho de Maate, filho de Amasai,</text:p>
        <text:p text:style-name="P3">36 filho de Elcana, filho de Joel, filho de Azarias, filho de Sofonias,</text:p>
        <text:p text:style-name="P3">37 filho de Taate, filho de Assir, filho de Ebiasafe, filho de Corá,</text:p>
        <text:p text:style-name="P3">38 filho de Izar, filho de Coate, filho de Levi, filho de Israel.</text:p>
        <text:p text:style-name="P3">39 E seu irmão Asafe estava à sua direita; e era Asafe filho de Berequias, filho de Siméia,</text:p>
        <text:p text:style-name="P3">40 filho de Micael, filho de Baaséias, filho de Malquias,</text:p>
        <text:p text:style-name="P3">41 filho de Etni, filho de Zerá, filho de Adaías,</text:p>
        <text:p text:style-name="P3">42 filho de Etã, filho de Zima, filho de Simei,</text:p>
        <text:p text:style-name="P3">43 filho de Jaate, filho de Gérson, filho de Levi.</text:p>
        <text:p text:style-name="P3">44 E à esquerda estavam seus irmãos, os filhos de Merári: Etã, filho de Quísi, filho de Abdi, filho de Maluque,</text:p>
        <text:p text:style-name="P3">45 filho de Hasabias, filho de Amazias, filho de Hilquias,</text:p>
        <text:p text:style-name="P3">46 filho de Anzi, filho de Bani, filho de Semer,</text:p>
        <text:p text:style-name="P3">47 filho de Mali, filho de Musi, filho de Merári, filho de Levi.</text:p>
        <text:p text:style-name="P3">48 Mas Arão e seus irmãos, os levitas, foram designados para todo o serviço do tabernáculo da casa de Deus.</text:p>
        <text:p text:style-name="P3">49 Mas Arão e seus filhos ofereciam os sacrifícios sobre o altar do holocausto e o incenso sobre o altar do incenso, para todo o serviço do lugar santíssimo, e para fazer expiação a favor de Israel, conforme tudo quanto Moisés, servo de Deus, havia ordenado:</text:p>
        <text:p text:style-name="P3">50 Estes foram os filhos de Arão: Eleazar, de quem foi filho Finéias, de quem foi filho Abisua,</text:p>
        <text:p text:style-name="P3">51 de quem foi filho Buqui, de quem foi filho Uzi, de quem foi filho Zeraías,</text:p>
        <text:p text:style-name="P3">52 de quem foi filho Meraiote, de quem foi filho Amarias, de quem foi filho Aitube,</text:p>
        <text:p text:style-name="P3"><text:soft-page-break/>53 de quem foi filho Zadoque, de quem foi filho Aimaaz.</text:p>
        <text:p text:style-name="P3">54 Ora, estas foram as suas habitações, segundo os seus acampamentos nos seus termos, a saber: aos filhos de Arão, das famílias dos coatitas (porque lhes caiu a primeira sorte),</text:p>
        <text:p text:style-name="P3">55 deram-lhes Hebrom, na terra de Judá, e os campos que a rodeiam;</text:p>
        <text:p text:style-name="P3">56 porém os campos da cidade e as suas aldeias, deram-nos a Calebe, filho de Jefone.</text:p>
        <text:p text:style-name="P3">57 E aos filhos de Arão deram as cidades de refúgio: Hebrom, Libna e seus campos, Jatir, Estemoa e seus campos,</text:p>
        <text:p text:style-name="P3">58 Hilem e seus campos, Debir e seus campos,</text:p>
        <text:p text:style-name="P3">59 Asã e seus campos, Bete-Senues e seus campos;</text:p>
        <text:p text:style-name="P3">60 e da tribo de Benjamim: Geba e seus campos, Alemete e seus campos, Anatote e seus campos; todas as suas cidades, pelas suas famílias, foram treze.</text:p>
        <text:p text:style-name="P3">61 Mas aos filhos de Coate, aos restantes da família da tribo, por sorte caíram dez cidades da meia tribo, da metade de Manassés;</text:p>
        <text:p text:style-name="P3">62 aos filhos de Gérsom segundo as suas famílias, cairam treze cidades das tribos de Issacar, Aser, Naftali e Manassés, em Basã;</text:p>
        <text:p text:style-name="P3">63 e aos filhos de Merári, segundo as suas famílias, por sorte caíram doze cidades das tribos de Rúben Gade e Zebulom.</text:p>
        <text:p text:style-name="P3">64 Assim os filhos de Israel deram aos levitas estas cidades e seus campos.</text:p>
        <text:p text:style-name="P3">65 Deram-lhes por sorte, da tribo dos filhos de Judá, da tribo dos filhos de Simeão, e da tribo dos filhos de Benjamim, estas cidades que são mencionadas nominalmente.</text:p>
        <text:p text:style-name="P3">66 Algumas das famílias dos filhos de Coate receberam da tribo de Efraim cidades de seus termos.</text:p>
        <text:p text:style-name="P3">67 Deram-lhes as cidades de refúgio: Siquém e seus campos, na região montanhosa de Efraim, como também Gezer e seus campos.</text:p>
        <text:p text:style-name="P3">68 Jocmeão e seus campos, Bete-Horom e seus campos,</text:p>
        <text:p text:style-name="P3">69 Aijalom e seus campos, e Gate-Rimom e seus campos;</text:p>
        <text:p text:style-name="P3">70 e da meia tribo de Manassés, Aner e seus campos, e Bileã e seus campos, deram-nos aos restantes da família dos filhos de Coate.</text:p>
        <text:p text:style-name="P3">71 Aos filhos de Gérson deram, da família da meia tribo de Manassés, Golã, em Basã, e seus campos, e Astarote e seus campos;</text:p>
        <text:p text:style-name="P3">72 e da tribo de Issacar: Quedes e seus campos, Daberate e seus campos,</text:p>
        <text:p text:style-name="P3">73 Ramote e seus campos, e Aném e seus campos;</text:p>
        <text:p text:style-name="P3">74 e da tribo de Aser: Masal e seus campos, Abdom e seus campos,</text:p>
        <text:p text:style-name="P3">75 Hucoque e seus campos, e Reobe e seus campos;</text:p>
        <text:p text:style-name="P3">76 e da tribo de Naftali: Quedes, em Galiléia, e seus campos, Hamom e seus campos, e Quiriataim e seus campos.</text:p>
        <text:p text:style-name="P3">77 Aos restantes dos filhos de Merári deram, da tribo de Zebulom, Rimono e seus campos, Tabor e seus campos;</text:p>
        <text:p text:style-name="P3">78 e dalém do Jordão, na altura de Jericó, ao oriente do Jordão, deram, da tribo de Rúben Bezer, no deserto, e seus campos, Jaza e seus campos,</text:p>
        <text:p text:style-name="P3">79 Quedemote e seus campos, e Mefaate e seus campos;</text:p>
        <text:p text:style-name="P3"><text:soft-page-break/>80 e da tribo de Gade, Ramote, em Gileade, e seus campos, Maanaim e seus campos.</text:p>
        <text:p text:style-name="P3">81 Hesbom e seus campos, e Jazer e seus campos.</text:p>
      </text:section>
      <text:section text:style-name="Sect1" text:name="Seção315">
        <text:h text:style-name="P6" text:outline-level="2"><text:bookmark text:name="cap78"/>I CRÔNICAS-[Capítulo 7]</text:h>
        <text:p text:style-name="P3">1 Os filhos de Issacar foram: Tola, Pua, Jasube e Sinrom, quatro.</text:p>
        <text:p text:style-name="P3">2 Os filhos de Tola: Uzi, Refaias, Jeriel, Jamai, lbsão e Semuel, chefes das suas casas paternas, da linhagem de Tola, homens valentes nas suas gerações; o seu número nos dias de Davi foi de vinte e dois mil e seiscentos.</text:p>
        <text:p text:style-name="P3">3 Os filhos de Uzi: Izraías e mais os filhos de Izraías: Micael, Obadias, Joel e Issijá, cinco, todos eles chefes.</text:p>
        <text:p text:style-name="P3">4 E houve com eles, nas suas gerações, segundo as suas casas paternas, em tropas de gente de guerra, trinta e seis mil; pois tiveram muitas mulheres e filhos.</text:p>
        <text:p text:style-name="P3">5 E seus irmãos, em todas as famílias de Issacar, varões valentes, todos contados pelas suas genealogias, foram oitenta e sete mil.</text:p>
        <text:p text:style-name="P3">6 Os filhos de Benjamim: Beiá, Bequer e Jediael, três.</text:p>
        <text:p text:style-name="P3">7 Os filhos de Belá: Ezbom, Uzi, Uziel; Jerimote e Iri, cinco chefes de casas paternas, homens valentes, os quais foram contados pelas suas genealogias vinte e dois:</text:p>
        <text:p text:style-name="P3">8 Os filhos de Bequer: Zemira, Joás, Eliézer, Elioenai, Onri, Jerimote, Abias, Anatote e Alemete; todos estes foram filhos de Bequer.</text:p>
        <text:p text:style-name="P3">9 E foram contados pelas suas genealogias, segundo as suas gerações, chefes das suas casas paternas, homens valentes, vinte mil e duzentos.</text:p>
        <text:p text:style-name="P3">10 Os filhos de Jediael: Bilã, e mais os filhos de Bilã: Jeús, Benjamim, Eúde, Quenaaná, Zetã, Társis e Aisaar.</text:p>
        <text:p text:style-name="P3">11 Todos estes filhos de Jediael, segundo os chefes das casas paternas, homens valentes, foram dezessete mil e duzentos, que podiam sair no exército à peleja.</text:p>
        <text:p text:style-name="P3">12 E também Supim, e Hupim, os filhos de Ir, com Husim, o filho de Aer.</text:p>
        <text:p text:style-name="P3">13 Os filhos de Naftali: Jaziel, Guni, Jezer e salum, filho de Bila.</text:p>
        <text:p text:style-name="P3">14 Os filhos de Manassés: Asriel, que teve da sua mulher; a sua concubina, a sira, teve a Maquir, pai de Gileade;</text:p>
        <text:p text:style-name="P3">15 e Maquir tomou mulheres para Hupim e Supim; a irmã dele se chamava Maacar. Foi o nome do segundo Zelofeade; e Zelofeade teve filhas.</text:p>
        <text:p text:style-name="P3">16 Maacá, mulher de Maquir, teve um filho, e chamou o seu nome Peres, e o nome de seu irmão foi Seres; e foram seus filhos: Ulão e Raquém.</text:p>
        <text:p text:style-name="P3">17 De Ulão foi filho Beda. Esses foram os filhos de Gileade, filho de Maquir, filho de Manassés.</text:p>
        <text:p text:style-name="P3">18 Sua irmã Hamolequete teve Isode, Abiezer e Maclá.</text:p>
        <text:p text:style-name="P3">19 E foram os filhos de Semida: Aiã, Siquém, Líqui e Anião. que</text:p>
        <text:p text:style-name="P3">20 Os filhos de Efraim: Sutela, de quem foi filho Berede, de quem foi filho Taate, de quem foi filho Eleadá, de quem foi filho Taate,</text:p>
        <text:p text:style-name="P3">21 de quem foi filho Zabade, de quem foi filho Sutela; e Ezer e Eleade, aos quais os homens de Tate, naturais da terra, mataram, por terem descido para tomar o seu gado.</text:p>
        <text:p text:style-name="P3"><text:soft-page-break/>22 E Efraim, seu pai, os pranteou por muitos dias, pelo que seus irmãos vieram para o consolar.</text:p>
        <text:p text:style-name="P3">23 Depois juntou-se com sua mulher, e concebendo ela, teve um filho, ao qual ele deu o nome de Berias, porque as coisas iam mal na sua casa.</text:p>
        <text:p text:style-name="P3">24 Sua filha foi Seerá, que edificou a Bete-Horom, a baixa e a alta, como também a Uzem-Seerá.</text:p>
        <text:p text:style-name="P3">25 Foi seu filho Refa, como também Resefe, de quem foi filho Tela, de quem foi filho Taã,</text:p>
        <text:p text:style-name="P3">26 de quem foi filho Ladã, de quem foi filho Amiúde, de quem foi filho Elisama,</text:p>
        <text:p text:style-name="P3">27 de quem foi filho Num, de quem foi filho Josué:</text:p>
        <text:p text:style-name="P3">28 Ora, as suas possessões e as suas habitações foram Betel e suas aldeias, e ao oriente Naarã, e ao ocidente Gezer e suas aldeias, e Siquém e suas aldeias, até Gaza e suas aldeias;</text:p>
        <text:p text:style-name="P3">29 e da banda dos filhos de Manassés, Bete-Seã e suas aldeias, Taanaque e suas aldeias, Megido e suas aldeias, e Dor e suas aldeias. Nesses lugares habitaram os filhos de José, filho de Israel.</text:p>
        <text:p text:style-name="P3">30 Os filhos de Aser: Imná, Isvá, Isvi, Berias e Sera, irmã deles:</text:p>
        <text:p text:style-name="P3">31 Os filhos de Berias: Heber e Malquiel; este foi o pai de Birzavite.</text:p>
        <text:p text:style-name="P3">32 Heber foi pai de Jaflete, Somer, Hotão e Suá, irmã deles.</text:p>
        <text:p text:style-name="P3">33 Os filhos de Jaflete: Pasaque, Bimal e Asvate; esses foram os filhos de Jaflete.</text:p>
        <text:p text:style-name="P3">34 Os filhos de Semer: Aí, Roga, Jeubá e Arã:</text:p>
        <text:p text:style-name="P3">35 Os filhos de seu irmão Helem: Zofa, Imna, Seles e Amal.</text:p>
        <text:p text:style-name="P3">36 Os filhos de Zofa: Suá, Harnefer, Sual, Beri, Inra,</text:p>
        <text:p text:style-name="P3">37 Bezer, Hode, Samá, Silsa, Itrã e Beera.</text:p>
        <text:p text:style-name="P3">38 Os filhos de Jeter: Jefoné, Pispa e Ara.</text:p>
        <text:p text:style-name="P3">39 Os filhos de Ula: Ará, Haniel e Rízia.</text:p>
        <text:p text:style-name="P3">40 Todos esses foram filhos de Aser, chefes das casas paternas, homens escolhidos e valentes, chefes dos príncipes; e o número deles, contados segundo as suas genealogias para o serviço de guerra, foi vinte e seis mil homens.</text:p>
      </text:section>
      <text:section text:style-name="Sect1" text:name="Seção316">
        <text:h text:style-name="P6" text:outline-level="2"><text:bookmark text:name="cap89"/>I CRÔNICAS-[Capítulo 8]</text:h>
        <text:p text:style-name="P3">1 Benjamim foi pai de Belá, seu primogênito, de Asbel o segundo, e de Aará o terceiro,</text:p>
        <text:p text:style-name="P3">2 de Noá o quarto, e de Rafa o quinto.</text:p>
        <text:p text:style-name="P3">3 Belá teve estes filhos: Adar, Gêra, Abiúde,</text:p>
        <text:p text:style-name="P3">4 Abisua, Naamã, Aoá,</text:p>
        <text:p text:style-name="P3">5 Gêra, Sefufã e Hurão.</text:p>
        <text:p text:style-name="P3">6 Estes foram os filhos de Eúde, que foram os chefes das casas paternas dos habitantes de Geba, e que foram levados cativos para Manaate;</text:p>
        <text:p text:style-name="P3">7 Naamã, Aías e Gêra; este os transportou; foi ele pai de Uzá e Aiúde.</text:p>
        <text:p text:style-name="P3">8 Saaraim teve filhos na terra de Moabe, depois que despedira Husim e Baara, suas mulheres.</text:p>
        <text:p text:style-name="P3">9 E de Hodes, sua mulher, teve Jobabe, Zíbia, Messa, Malcã,</text:p>
        <text:p text:style-name="P3"><text:soft-page-break/>10 Jeuz, Saquias e Mirma; esses foram seus filhos:, chefes de casas paternas:</text:p>
        <text:p text:style-name="P3">11 De Husim teve Abitube e Elpaal.</text:p>
        <text:p text:style-name="P3">12 Os filhos de Elpaal: Eber, Misã, Semede (este edificou Ono e Lode e suas aldeias),</text:p>
        <text:p text:style-name="P3">13 Berias e Sema (estes foram chefes de casas paternas dos habitantes de Aijalom, os quais afugentaram os habitantes de Gatel,</text:p>
        <text:p text:style-name="P3">14 Aiô, Sasaque e Jerimote.</text:p>
        <text:p text:style-name="P3">15 Zebadias, Arade, Eder,</text:p>
        <text:p text:style-name="P3">16 Micael, Ispá e Joá foram filhos de Berias;</text:p>
        <text:p text:style-name="P3">17 Zebadias, Mesulão, Hizqui, Heber,</text:p>
        <text:p text:style-name="P3">18 Ismerai, Izlias e Jobabe foram filhos de Elpaal;</text:p>
        <text:p text:style-name="P3">19 Jaquim, Zicri, Zabdi,</text:p>
        <text:p text:style-name="P3">20 Elienai, Ziletai, Eliel,</text:p>
        <text:p text:style-name="P3">21 Adaías, Beraías e Sinrate foram filhos de Simei;</text:p>
        <text:p text:style-name="P3">22 Ispã, Eber, Eliel,</text:p>
        <text:p text:style-name="P3">23 Abdom, Zicri, Hanã,</text:p>
        <text:p text:style-name="P3">24 Hananias, Elão, Antotias,</text:p>
        <text:p text:style-name="P3">25 Ifdéias e Penuel foram filhos de Sasaque;</text:p>
        <text:p text:style-name="P3">26 Sanserai, Searias, Atalias,</text:p>
        <text:p text:style-name="P3">27 Jaaresias, Elias e Zicri foram filhos de Jeroão.</text:p>
        <text:p text:style-name="P3">28 Estes foram chefes de casas paternas, segundo as suas gerações, homens principais; e habitaram em Jerusalém.</text:p>
        <text:p text:style-name="P3">29 E em Gibeão habitaram o pai de Gibeão, cuja mulher se chamava Maacá,</text:p>
        <text:p text:style-name="P3">30 e seu filho primogênito Abdom, depois Zur, Quiz, Baal, Nadabe,</text:p>
        <text:p text:style-name="P3">31 Gedor, Aiô, Zequer e Miclote.</text:p>
        <text:p text:style-name="P3">32 Miclote foi pai de Siméia; também estes habitaram em Jerusalém defronte de seus irmãos.</text:p>
        <text:p text:style-name="P3">33 Ner foi pai de Quis, e Quis de Saul; Saul foi pai de Jônatas, Malquisua, Abinadabe e Es-Baal.</text:p>
        <text:p text:style-name="P3">34 Filho de Jônatas foi Meribe-Baal; e Meribe-Baal foi pai de Mica.</text:p>
        <text:p text:style-name="P3">35 Os filhos de Mica foram: Pitom, Meleque, Tareá e Acaz.</text:p>
        <text:p text:style-name="P3">36 Acaz foi pai de Jeoada; Jeoada foi pai de Alemete, Azmavete e Zinri; Zinri foi pai de Moza;</text:p>
        <text:p text:style-name="P3">37 Moza foi pai de Bineá, de quem foi filho Rafa, de quem foi filho Eleasá, de quem foi filho Azel.</text:p>
        <text:p text:style-name="P3">38 Azel teve seis filhos, cujos nomes foram: Azricão, Bocru, Ismael, Searias, Obadias e Hanã; todos estes foram filhos de Azel.</text:p>
        <text:p text:style-name="P3">39 Os filhos de Eseque, seu irmão: Ulão, seu primogênito, Jeús o segundo, e Elifelete o terceiro.</text:p>
        <text:p text:style-name="P3">40 Os filhos de Ulão foram homens heróis, valentes, e flecheiros destros; e tiveram muitos filhos, e filhos de filhos, cento e cinqüenta. Todos estes foram dos filhos de Benjamim.</text:p>
      </text:section>
      <text:section text:style-name="Sect1" text:name="Seção317">
        <text:h text:style-name="P6" text:outline-level="2"><text:bookmark text:name="cap99"/><text:soft-page-break/>I CRÔNICAS-[Capítulo 9]</text:h>
        <text:p text:style-name="P3">1 Todo o Israel, pois, foi arrolado por genealogias, que estão inscritas no livro dos reis de Israel; e Judá foi transportado para Babilônia, por causa da sua infidelidade.</text:p>
        <text:p text:style-name="P3">2 Ora, os primeiros a se restabelecerem nas suas possessões e nas suas cidades foram de Israel, os sacerdotes, os levitas, e os netinins.</text:p>
        <text:p text:style-name="P3">3 E alguns dos filhos de Judá, de Benjamim, e de Efraim e Manassés, habitaram em Jerusalém:</text:p>
        <text:p text:style-name="P3">4 Utai, filho de Amiúde, filho de Onri, filho de Inri, filho de Bari, dos filhos de Pérez, filho de Judá;</text:p>
        <text:p text:style-name="P3">5 dos silonitas: Asaías o primogênito, e seus filhos;</text:p>
        <text:p text:style-name="P3">6 dos filhos de Zerá: Jeuel e seus irmãos, seiscentos e noventa;</text:p>
        <text:p text:style-name="P3">7 dos filhos de Benjamim: Salu, filho de Mesulão, filho de Hodavias, filho de Hassenua;</text:p>
        <text:p text:style-name="P3">8 Ibnéias, filho de Jeroão; Elá, filho de Uzi, filho de Mícri; Mesulão, filho de Sefatias, filho de Reuel, filho de Ibnijas;</text:p>
        <text:p text:style-name="P3">9 e seus irmãos, segundo as suas gerações, novecentos e cinqüenta e seis. Todos estes homens foram chefes de casas paternas, segundo as casas de seus pais.</text:p>
        <text:p text:style-name="P3">10 E dos sacerdotes: Jedaías, Jeoiaribe e Jaquim;</text:p>
        <text:p text:style-name="P3">11 Azarias, filho de Hilquias, filho de Mesulão, filho de Zadoque, filho de Meraiote. filho de Aitube, regente da casa de Deus;</text:p>
        <text:p text:style-name="P3">12 Adaías, filho de Jeroão, filho de Pasur, filho de Malquias; Maasai, filho de Adiel, filho de Jazera, filho de Mesulão, filho de Mesilemite, filho de Imer;</text:p>
        <text:p text:style-name="P3">13 como também seus irmãos, chefes de suas casas paternas, mil setecentos e sessenta, homens capacitados para o serviço a casa de Deus.</text:p>
        <text:p text:style-name="P3">14 E dos levitas: Semaías, filho de Hassube, filho de Azricão, filho de Hasabias, dos filhos de Merári:</text:p>
        <text:p text:style-name="P3">15 Baquebacar, Heres, Galal, e Matanias, filho de Mica, filho de Zicri, filho de Asafe;</text:p>
        <text:p text:style-name="P3">16 Obadias, filho de Semaías, filho de Galal, filho de Jedútun; e Berequias, filho de Asa, filho de Elcana, morador das aldeias dos netofatitas.</text:p>
        <text:p text:style-name="P3">17 Foram porteiros: Salum, Acube, Talmom, Aimã, e seus irmãos, sendo Salum o chefe;</text:p>
        <text:p text:style-name="P3">18 e até aquele tempo estavam de guarda à porta do rei, que ficava ao oriente. Estes foram os porteiros para os arraiais dos filhos de Levi.</text:p>
        <text:p text:style-name="P3">19 Salum, filho de Coré, filho de Ebiasafe, filho de Corá, e seus irmãos da casa de seu pai, os coraítas estavam encarregados do serviço como guardas das entradas do tabernáculo, como seus pais também tinham sido encarregados do arraial de Iavé, sendo guardas da entrada.</text:p>
        <text:p text:style-name="P3">20 Finéias, filho de Eleazar, dantes era guia entre eles; e Iavé era com ele.</text:p>
        <text:p text:style-name="P3">21 Zacarias, filho de Meselemias, guardava a porta da tenda da revelação.</text:p>
        <text:p text:style-name="P3">22 Todos estes, escolhidos para serem guardas das entradas, foram duzentos e doze; e foram contados por suas genealogias, nas suas aldeias. Davi e Samuel, o vidente, os constituíram nos seus respectivos cargos.</text:p>
        <text:p text:style-name="P3"><text:soft-page-break/>23 Tinham, pois, eles e seus filhos o cargo das portas da casa de Iavé, a saber, da casa da tenda, como guardas.</text:p>
        <text:p text:style-name="P3">24 Os porteiros estavam aos quatro lados, ao oriente, ao ocidente, ao norte e ao sul:</text:p>
        <text:p text:style-name="P3">25 Seus irmãos, que moravam nas suas aldeias, deviam de tempo em tempo vir por sete dias para servirem com eles.</text:p>
        <text:p text:style-name="P3">26 pois os quatro porteiros principais, que eram levitas, estavam encarregados das câmaras e dos tesouros da casa de Deus.</text:p>
        <text:p text:style-name="P3">27 E se alojavam à roda da casa de Deus. Porque a sua guarda lhes estava entregue, e tinham o encargo de abri-la cada manhã.</text:p>
        <text:p text:style-name="P3">28 Alguns deles estavam encarregados dos utensílios do serviço, pois estes por conta eram trazidos e por conta eram tirados.</text:p>
        <text:p text:style-name="P3">29 Outros estavam encarregados dos móveis e de todos os utensílios do santuário, como também da flor de farinha, do vinho, do azeite, do incenso e das especiarias.</text:p>
        <text:p text:style-name="P3">30 Os que confeccionavam as especiarias eram dos filhos dos sacerdotes.</text:p>
        <text:p text:style-name="P3">31 Matitias, um dos levitas, o primogênito de Salum, o coraíta, estava encarregado de tudo o que se cozia em sertãs.</text:p>
        <text:p text:style-name="P3">32 E seus irmãos, dentre os filhos dos coatitas, alguns tinham o cargo dos pães da proposição, para os prepararem de sábado em sábado.</text:p>
        <text:p text:style-name="P3">33 Estes são os cantores, chefes de casas paternas dos levitas, que moravam nas câmaras e estavam isentos de outros serviços, porque de dia e de noite se ocupavam naquele serviço.</text:p>
        <text:p text:style-name="P3">34 Estes foram chefes de casas paternas dos levitas, em suas gerações; e estes habitaram em Jerusalém.</text:p>
        <text:p text:style-name="P3">35 Em Gibeão habitou Jeiel, pai de Hibeão (e era o nome de sua mulher Maacá);</text:p>
        <text:p text:style-name="P3">36 seu filho primogênito foi Abdom; depois Zur, Quis, Baal, Ner, Nadabe,</text:p>
        <text:p text:style-name="P3">37 Gedor, Aiô, Zacarias e Miclote.</text:p>
        <text:p text:style-name="P3">38 Miclote foi pai de Simeão; também estes habitaram em Jerusalém defronte d‰ seus irmaos.</text:p>
        <text:p text:style-name="P3">39 Ner foi pai de Quis; Quis de Saul; e Saul de Jônatas, Malquisua, Abinadabe e Es-Baal.</text:p>
        <text:p text:style-name="P3">40 Filho de Jônatas foi Meribe-Baal; Meribe-Baal foi pai de Mica.</text:p>
        <text:p text:style-name="P3">41 Os filhos de Mica: Pitom, Meleque, Tareá, e Acaz.</text:p>
        <text:p text:style-name="P3">42 Acaz foi pai de Jará; Jará foi pai de Alemete, Azmavete e Zinri; Zinri foi pai de Moza;</text:p>
        <text:p text:style-name="P3">43 Moza foi pai de Bineá, de quem foi filho Refaías, de quem foi filho Eleasá, de quem foi filho Azel.</text:p>
        <text:p text:style-name="P3">44 Azel teve seis filhos, cujos nomes são: Azricão, Bocru, Ismael, Searias, Obadias e Hanã; estes foram os filhos de Azel.</text:p>
      </text:section>
      <text:section text:style-name="Sect1" text:name="Seção318">
        <text:h text:style-name="P6" text:outline-level="2"><text:bookmark text:name="cap109"/>I CRÔNICAS-[Capítulo 10]</text:h>
        <text:p text:style-name="P3">1 Ora, os filisteus pelejaram contra Israel; e os homens de Israel, fugindo de diante dos filisteus, caíram mortos no monte Gilboa.</text:p>
        <text:p text:style-name="P3">2 Os filisteus perseguiram a Saul e seus filhos, e mataram Jônatas, Abinadabe e Malquisua, filhos de Saul.</text:p>
        <text:p text:style-name="P3"><text:soft-page-break/>3 A peleja se agravou contra Saul, e os flecheiros o alcançaram, e ele foi ferido pelos flecheiros.</text:p>
        <text:p text:style-name="P3">4 Então disse Saul: Arranca a tua espada, e atravessa-me com ela, para que que não venham estes incircuncisos e escarneçam de mim. Mas o seu escudeiro não quis, porque temia muito; então tomou Saul a sua espada, e se lançou sobre ela.</text:p>
        <text:p text:style-name="P3">5 Vendo, pois, o seu escudeiro que Saul estava morto, lançou-se também sobre sua espada, e morreu.</text:p>
        <text:p text:style-name="P3">6 Assim morreram Saul e seus três filhos; morreu toda a sua casa juntamente.</text:p>
        <text:p text:style-name="P3">7 Quando todos os homens de Israel que estavam no vale viram que Israel havia fugido, e que Saul eram mortos, abandonaram as suas cidades e fugiram, e vindo os filisteus, habitaram nelas.</text:p>
        <text:p text:style-name="P3">8 No dia seguinte, quando os filisteus vieram para despojar os mortos acharam Saul e seus filhos estirados no monte Gilboa.</text:p>
        <text:p text:style-name="P3">9 Então o despojaram, tomaram a sua cabeça e as suas armas, e enviaram mensageiros pela terra dos filisteus em redor, para levarem a boa nova a seus ídolos e ao povo.</text:p>
        <text:p text:style-name="P3">10 Puseram as armas dele na casa de seus deuses, e pregaram-lhe a cabeça na casa de Dagom.</text:p>
        <text:p text:style-name="P3">11 Quando, pois, toda a Jabes-Gileade ouviu tudo quanto os filisteus haviam feito a Saul,</text:p>
        <text:p text:style-name="P3">12 todos os homens valentes se levantaram e, tomando o corpo de Saul e os corpos de seus filhos, trouxeram-nos: a Jabes; e sepultaram os seus ossos debaixo o terebinto em Jabes, e jejuaram sete dias.</text:p>
        <text:p text:style-name="P3">13 Assim morreu Saul por causa da sua infidelidade para com Iavé, porque não havia guardado a palavra de Iavé; e também porque buscou a adivinhadora para a consultar,</text:p>
        <text:p text:style-name="P3">14 e não buscou a Iavé; pelo que ele o matou, e transferiu o reino a Davi, filho de Jessé.</text:p>
      </text:section>
      <text:section text:style-name="Sect1" text:name="Seção319">
        <text:h text:style-name="P6" text:outline-level="2"><text:bookmark text:name="cap1113"/>I CRÔNICAS-[Capítulo 11]</text:h>
        <text:p text:style-name="P3">1 Então todo o Israel se ajuntou a Davi em Hebron, dizendo: Eis que somos teus ossos e tua carne.</text:p>
        <text:p text:style-name="P3">2 Já dantes, quando Saul ainda era rei, eras tu o que fazias Israel sair, e entrar; também Iavé seu Deus te disse: Tu apascentaras o meu povo Israel; tu seras príncipe sobre o meu povo Israel.</text:p>
        <text:p text:style-name="P3">3 Assim vieram todos os anciãos de Israel ao rei, a Hebrom; e Davi fez com eles um pacto em Hebrom, perante Iavé; e ungiram a Davi rei sobre Israel, conforme a palavra de Iavé por intermédio de Samuel.</text:p>
        <text:p text:style-name="P3">4 Então Davi, com todo o Israel, partiu para Jerusalém, que é Jebus; e estavam ali os jebuseus, habitantes da terra.</text:p>
        <text:p text:style-name="P3">5 E disseram os habitantes de Jebus a Davi: Tu não entrarás aqui. Não obstante isso, Davi tomou a fortaleza de Sião, que é a cidade de Davi.</text:p>
        <text:p text:style-name="P3">6 Davi disse: Qualquer que primeiro ferir os jebuseus será chefe e capitão. E Joabe, filho de Zeruia, subiu primeiro, pelo que foi feito chefe.</text:p>
        <text:p text:style-name="P3">7 Então Davi habitou na fortaleza, e por isso foi chamada cidade de Davi.</text:p>
        <text:p text:style-name="P3"><text:soft-page-break/>8 E edificou a cidade ao redor, desde Milo em diante; e Joabe reparou o resto da cidade.</text:p>
        <text:p text:style-name="P3">9 Davi tornava-se cada vez mais forte; porque Iavé dos exércitos era com ele.</text:p>
        <text:p text:style-name="P3">10 São estes os chefes dos valentes de Davi, que o apoiaram fortemente no seu reino, com todo o Israel, para o fazerem rei, conforme a palavra de Iavé, no tocante a Israel.</text:p>
        <text:p text:style-name="P3">11 Esta é a relação dos valentes de Davi: Jasobeão, filho dum hacmonita, o chefe dos trinta, o qual, brandindo a sua lança contra trezentos, duma só vez os matou.</text:p>
        <text:p text:style-name="P3">12 Depois dele, Eleazar, filho de Dodó, o aoíta; ele estava entre os três valentes.</text:p>
        <text:p text:style-name="P3">13 Este esteve com Davi em Pas-Damim, quando os filisteus ali se ajuntaram à peleja, onde havia um pedaço de campo cheio de cevada; e o povo fugia de diante dos filisteus.</text:p>
        <text:p text:style-name="P3">14 Mas eles se puseram no meio daquele campo, e o defenderam, e mataram os filisteus; e Iavé os salvou com uma grande vitória.</text:p>
        <text:p text:style-name="P3">15 Três dos trinta chefes desceram à penha; a ter com Davi, na caverna de Adulão; e o exército dos filisteus estará acampado no vale de Refaim.</text:p>
        <text:p text:style-name="P3">16 Davi estava então no lugar forte, e a guarnição dos filisteus estava em Belém.</text:p>
        <text:p text:style-name="P3">17 E Davi, ofegante, exclamou: Quem me dera beber da água do poço de Belém, que está junto à porta!</text:p>
        <text:p text:style-name="P3">18 Então aqueles três romperam pelo arraial dos filisteus, tiraram água do poço de Belém, que estava junto à porta, e a trouxeram a Davi; porém Davi não a quis beber, mas a derramou perante Iavé,</text:p>
        <text:p text:style-name="P3">19 dizendo: Não permita meu Deus que eu faça isso! Beberia eu o sangue da vida destes homens? Pois com perigo das suas vidas a trouxeram. Assim, não a quis beber. Isso fizeram aqueles três valentes.</text:p>
        <text:p text:style-name="P3">20 Abisai, irmão de Joabe, era o chefe dos três; o qual, brandindo a sua lança contra trezentos, os matou, e teve nome entre os três.</text:p>
        <text:p text:style-name="P3">21 Ele foi mais ilustre do que os outros dois, pelo que foi feito chefe deles; todavia não igualou aos primeiros três.</text:p>
        <text:p text:style-name="P3">22 Havia também Benaías, filho de Jeoiada, filho de um homem valente de Cabzeel, autor de grandes feitos; este matou dois filhos de Ariel de Moabe; depois desceu e matou um leão dentro duma cova, no tempo da neve.</text:p>
        <text:p text:style-name="P3">23 Matou também um egípcio, homem de grande altura, de cinco côvados. O egípcio tinha na mão uma lança como o órgão de tecelão; mas Benaías desceu contra ele com um cajado, arrancou-lhe da mão a lança e com ela o matou.</text:p>
        <text:p text:style-name="P3">24 Estas coisas fez Benaías, filho de Jeoiada, pelo que teve nome entre os três valentes.</text:p>
        <text:p text:style-name="P3">25 e o mais ilustre, contudo não igualou aos primeiros três; e Davi o pôs sobre os da sua guarda.</text:p>
        <text:p text:style-name="P3">26 Os valentes dos exércitos: Asael, irmão de Joabe; El-Hanã, filho de Dodó, de Belém;</text:p>
        <text:p text:style-name="P3">27 Samote, o harorita; Helez, o pelonita;</text:p>
        <text:p text:style-name="P3">28 Ira, filho de Iques, o tecoíta; Abiezer, o anatotita;</text:p>
        <text:p text:style-name="P3">29 Sibecai, o husatita; Ilai, o aoíta;</text:p>
        <text:p text:style-name="P3">30 Maarai, o netofatita; Helede, filho de Baaná, o netofatita;</text:p>
        <text:p text:style-name="P3"><text:soft-page-break/>31 Itai, filho de Ribai, de Gibeá, dos filhos de Benjamim; Benaías, o piratonita;</text:p>
        <text:p text:style-name="P3">32 Hurai, dos ribeiros de Gaás; Abiel, o arbatita;</text:p>
        <text:p text:style-name="P3">33 Azmavete, o baarumita; Eliabá, o saalbonita;</text:p>
        <text:p text:style-name="P3">34 dos filhos de Hasem, o gizonita: Jônatas, filho de Sage, o hararita;</text:p>
        <text:p text:style-name="P3">35 Aião, filho de Sacar, o hararita; Elifal, filho de Ur.</text:p>
        <text:p text:style-name="P3">36 Hefer, o mequeratita; Aías, o pelonita;</text:p>
        <text:p text:style-name="P3">37 Hezro, o carmelita;, Naarai, filho de Ebzai;</text:p>
        <text:p text:style-name="P3">38 Joel, irmão de Natã; Mibar, filho de Harri;</text:p>
        <text:p text:style-name="P3">39 Zeleque, o amonita; Naarai, o berotita, escudeiro de Joabe, filho de Zeniia;</text:p>
        <text:p text:style-name="P3">40 Ira, o itrita; Garebe, o itrita;</text:p>
        <text:p text:style-name="P3">41 Urias, o heteu; Zabade, filho de Alai;</text:p>
        <text:p text:style-name="P3">42 Adina, filho de Siza, o rubenita, chefe dos rubenitas, e com ele trinta;</text:p>
        <text:p text:style-name="P3">43 Hanã, filho de Maacá; Jeosafá, o mitnita;</text:p>
        <text:p text:style-name="P4">44 Uzias, o asteratita; Sama e Jeiel, filhos de Hotão, o aroerita;</text:p>
        <text:p text:style-name="P4">45 Jediael, filho de Sínri, e Joá, seu irmão, o tizita;</text:p>
        <text:p text:style-name="P3">46 Eliel, o maavita; Jeribai e Josavias, filhos de Elnaão; Itma, o moabita;</text:p>
        <text:p text:style-name="P3">47 Eliel, Obede e Jaasiel, o mezobaíta</text:p>
      </text:section>
      <text:section text:style-name="Sect1" text:name="Seção320">
        <text:h text:style-name="P6" text:outline-level="2"><text:bookmark text:name="cap1211"/>I CRÔNICAS-[Capítulo 12]</text:h>
        <text:p text:style-name="P3">1 Ora, estes são os que vieram a Davi a Ziclague, estando ele ainda tolhido nos seus movimentos por causa de Saul, filho de Quis; e eram dos valentes que o ajudaram na guerra.</text:p>
        <text:p text:style-name="P3">2 Eram archeiros, e usavam tanto da mão direita como da esquerda em atirar pedras com fundas e em disparar flechas com o arco; eram dos irmãos de Saul, benjamitas.</text:p>
        <text:p text:style-name="P3">3 Aizer, o chefe, e Joás, filhos de Semaá, o gibeatita; Jeziel e Pelete, filhos de Azmavete; Beraca e Jeú, o anatotita;</text:p>
        <text:p text:style-name="P3">4 Ismaías, o gibeonita, valente entre os trinta, e chefe deles; Jeremias, Jaaziel, Joanã e Jozabade, o gederatita;</text:p>
        <text:p text:style-name="P3">5 Eluzai, Jerimote, Bealias, Semarias e Sefatias, o harufita;</text:p>
        <text:p text:style-name="P3">6 Elcana, Issias, Azarel, Joezer e Jasobeão, os coraítas;</text:p>
        <text:p text:style-name="P3">7 e Joela e Zebadias, filhos de Jeroão de Ged or.</text:p>
        <text:p text:style-name="P3">8 Dos gaditas se passaram para Davi, ao lugar forte no deserto, homens valentes adestrados para a guerra, que sabiam manejar escudo e lança; seus rostos eram como rostos de leões, e eles eram tão ligeiros como corças sobre os montes.</text:p>
        <text:p text:style-name="P3">9 Ezer era o chefe, Obadias o segundo, Eliabe o terceiro,</text:p>
        <text:p text:style-name="P3">10 Mismana o quarto, Jeremias o quinto,</text:p>
        <text:p text:style-name="P3">11 Atai o sexto, Eliel o sétimo,</text:p>
        <text:p text:style-name="P3">12 Joanã o oitavo, Elzabade o nono,</text:p>
        <text:p text:style-name="P3">13 Jeremias o décimo, Macbanai o undécimo.</text:p>
        <text:p text:style-name="P3"><text:soft-page-break/>14 Estes, dos filhos de Gade, foram os chefes do exército; o menor valia por cem, e o maior por mil.</text:p>
        <text:p text:style-name="P3">15 Estes são os que passaram o Jordão no mês primeiro, quando ele transbordava por todas as suas ribanceiras, e puseram em fuga todos os dois vales ao oriente e ao ocidente.</text:p>
        <text:p text:style-name="P3">16 Igualmente alguns dos filhos de Benjamim e de Judá vieram a Davi, ao lugar forte.</text:p>
        <text:p text:style-name="P3">17 Davi saiu-lhes ao encontro e lhes disse: Se viestes a mim pacificamente para me ajudar, o meu coração se unirá convosco; porém se é para me entregar aos meus inimigos, sem que haja mal nas minhas mãos, o Deus de nossos pais o veja e o repreenda.</text:p>
        <text:p text:style-name="P3">18 Então veio o espírito sobre Amasai, chefe dos trinta, que disse: Nós somos teus, ó Davi, e contigo estamos, ó filho de Jessé! Paz, paz contigo, e paz com quem te ajuda! pois que teu Deus te ajuda. E Davi os recebeu, e os fez chefes de tropas.</text:p>
        <text:p text:style-name="P3">19 Também de Manassés alguns se passaram para Davi; foi quando ele veio com os filisteus para a batalha contra Saul; todavia não os ajudou, pois os chefes dos filisteus tendo feito conselho, o despediram, dizendo: Com perigo de nossas cabeças ele se passará para Saul, seu senhor:</text:p>
        <text:p text:style-name="P3">20 Voltando ele, pois, a Ziclague, passaram-se para ele, de Manassés: Adná, Jozabade, Jediael, Micael, Jozabade, Eliú e Ziletai, chefes de milhares dos de Manassés.</text:p>
        <text:p text:style-name="P3">21 E estes ajudaram a Davi contra a tropa de saqueadores, pois todos eles eram heróis valentes, e foram chefes no exército.</text:p>
        <text:p text:style-name="P3">22 De dia em dia concorriam a Davi para o ajudar, até que se fez um grande exército, como o exército de Deus.</text:p>
        <text:p text:style-name="P3">23 Ora, estes são os números dos chefes armados para a peleja, que vieram a Davi em Hebrom, para transferir a ele o reino de Saul, conforme a palavra de Iavé:</text:p>
        <text:p text:style-name="P3">24 dos filhos de Judá, que traziam escudo e lança, seis mil e oitocentos, armados para a peleja;</text:p>
        <text:p text:style-name="P3">25 dos filhos de Simeão, homens valentes para pelejar, sete mil e cem;</text:p>
        <text:p text:style-name="P3">26 dos filhos de Levi quatro mil e seiscentos;</text:p>
        <text:p text:style-name="P3">27 Jeoiada, que era o chefe da casa de Arão, e com ele três mil e setecentos;</text:p>
        <text:p text:style-name="P3">28 e Zadoque, ainda jovem, homem valente, com vinte e dois príncipes da casa de seu pai;</text:p>
        <text:p text:style-name="P3">29 dos filhos de Benjamim, irmãos de Saul, três mil, porque até então a maior parte deles se tinha conservado fiel à casa de Saul;</text:p>
        <text:p text:style-name="P3">30 dos filhos de Efraim vinte mil e oitocentos homens valentes, homens de nome nas casas de seus pais;</text:p>
        <text:p text:style-name="P3">31 da meia tribo de Manassés dezoito mil, que foram designados por nome para virem fazer Davi rei;</text:p>
        <text:p text:style-name="P3">32 dos filhos de Issacar, duzentos de seus chefes, entendidos na ciência dos tempos para saberem o que Israel devia fazer, e todos os seus irmãos sob suas ordens;</text:p>
        <text:p text:style-name="P3">33 de Zebulom, dos que podiam sair no exército, cinqüenta mil, ordenados para a peleja com todas as armas de guerra, como também destros para ordenarem a batalha, e não eram de coração dobre;</text:p>
        <text:p text:style-name="P3">34 de Naftali, mil chefes, e com eles trinta e sete mil com escudo e lança;</text:p>
        <text:p text:style-name="P3"><text:soft-page-break/>35 dos danitas vinte e oito mil e seiscentos, destros para ordenarem a batalha;</text:p>
        <text:p text:style-name="P3">36 de Aser, dos que podiam sair no exército e ordenar a batalha, quarenta mil;</text:p>
        <text:p text:style-name="P3">37 da outra banda do Jordão, dos rubenitas e gaditas, e da meia tribo de Manassés, com toda sorte de instrumentos de guerra para pelejar, cento e vinte mil.</text:p>
        <text:p text:style-name="P3">38 Todos estes, homens de guerra, que sabiam ordenar a batalha, vieram a Hebrom com inteireza de coração, para constituir Davi rei sobre todo o Israel; e também todo o resto de Israel estava de um só coração para constituir Davi rei.</text:p>
        <text:p text:style-name="P3">39 E estiveram ali com Davi três dias, comendo e bebendo, pois seus irmãos lhes tinham preparado as provisões.</text:p>
        <text:p text:style-name="P3">40 Também da vizinhança, e mesmo desde Issacar, Zebulom e Naftali, trouxeram sobre jumentos, e camelos, e mulos e bois, pão, provisões de farinha, pastas de figos e cachos de passas, vinho e azeite, bois e gado miúdo em abundância; porque havia alegria em Israel.</text:p>
      </text:section>
      <text:section text:style-name="Sect1" text:name="Seção321">
        <text:h text:style-name="P6" text:outline-level="2"><text:bookmark text:name="cap1310"/>I CRÔNICAS-[Capítulo 13]</text:h>
        <text:p text:style-name="P3">1 Ora, Davi consultou os chefes dos milhares, e das centenas, a saber, todos os oficiais.</text:p>
        <text:p text:style-name="P3">2 E disse Davi a toda a congregação de Israel: Se bem vos parece, e se isto vemde Iavé nosso Deus, enviemos mensageiros por toda parte aos nossos outros irmãos que estão em todas as terras de Israel, e com eles aos sacerdotes e levitas nas suas cidades, e nos seus campos, para que se reunam conosco,</text:p>
        <text:p text:style-name="P3">3 e tornemos a trazer para nós a arca do nosso Deus; porque não a buscamos nos dias de Saul.</text:p>
        <text:p text:style-name="P3">4 E toda a congregação concordou em que assim se fizesse; porque isso pareceu reto aos olhos de todo o povo.</text:p>
        <text:p text:style-name="P3">5 Convocou, pois, Davi todo o Israel desde Sior, o ribeiro do Egito, até a entrada de Hamate, para trazer de Quiriate-Jearim a arca de Deus.</text:p>
        <text:p text:style-name="P3">6 E Davi, com todo o Israel, subiu a Baalá, isto é, a Quiriate-Jearim, que está em Judá, para fazer subir dali a arca de Deus, a qual se chama pelo nome de Iavé, que habita entre os querubins.</text:p>
        <text:p text:style-name="P3">7 Levaram a arca de Deus sobre um carro novo, tirando-a da casa de Abinadabe; e Uzá e Aiô guiavam o carro.</text:p>
        <text:p text:style-name="P3">8 Davi e todo o Israel se alegravam perante Deus com todas as suas forças, cantando e tocando harpas, alaúdes, tamboris, címbalos e trombetas.</text:p>
        <text:p text:style-name="P3">9 Quando chegaram a eira de Quidom, Uzá estendeu a mão para segurar a arca, porque os bois tropeçavam.</text:p>
        <text:p text:style-name="P3">10 Então se acendeu a ira de Iavé contra Uzá, e Iavé o feriu por ter estendido a mão à arca; e ele morreu ali perante Deus.</text:p>
        <text:p text:style-name="P3">11 E Davi se encheu de desgosto porque Iavé havia irrompido contra Uzá; pelo que chamou aquele lugar Pérez-Uzá, como se chama até o dia de hoje.</text:p>
        <text:p text:style-name="P3">12 Temeu Davi a Deus naquele dia, e disse: Como trarei a mim a arca de Deus?</text:p>
        <text:p text:style-name="P3">13 Pelo que não trouxe a arca a si para a cidade de Davi, porém a fez retirar para a casa de Obede-Edom, o giteu.</text:p>
        <text:p text:style-name="P3">14 Assim ficou a arca de Deus com a família de Obede-Edom, três meses em sua casa; e Iavé abençoou a casa de Obede-Edom, e tudo o que lhe pertencia.</text:p>
      </text:section>
      <text:section text:style-name="Sect1" text:name="Seção322">
        <text:h text:style-name="P6" text:outline-level="2"><text:bookmark text:name="cap149"/><text:soft-page-break/>I CRÔNICAS-[Capítulo 14]</text:h>
        <text:p text:style-name="P3">1 Hirão, rei de Tiro, mandou mensageiros a Davi, e madeira de cedro, pedreiros e carpinteiros para lhe edificarem uma casa.</text:p>
        <text:p text:style-name="P3">2 Então percebeu Davi que Iavé o tinha confirmado rei sobre Israel; porque o seu reino tinha sido muito exaltado por amor do seu povo Israel.</text:p>
        <text:p text:style-name="P3">3 Davi tomou em Jerusalém ainda outras mulheres, e teve ainda filhos e filhas.</text:p>
        <text:p text:style-name="P3">4 Estes, pois, são os nomes dos filhos que lhe nasceram em Jerusalém: Samua, Sobabe, Natã, Salomão,</text:p>
        <text:p text:style-name="P3">5 Ibar, Elisua, Elpelete,</text:p>
        <text:p text:style-name="P3">6 Nogá, Nefegue, Jafia,</text:p>
        <text:p text:style-name="P3">7 Elisama, Beeliada e Elifelete.</text:p>
        <text:p text:style-name="P4">8 Quando os filisteus ouviram que Davi havia sido ungido rei sobre todo o Israel, subiram todos em busca dele; o que ouvindo Davi, logo saiu contra eles.</text:p>
        <text:p text:style-name="P4">9 Ora, os filisteus tinham vindo e feito uma arremetida pelo vale de Refaim.</text:p>
        <text:p text:style-name="P3">10 Então Davi consultou a Deus, dizendo: Subirei contra os filisteus, e nas minhas mãos os entregarás?: E Iavé lhe disse: Sobe, porque os entregarei nas tuas mãos.</text:p>
        <text:p text:style-name="P3">11 E subiram os filisteus a Baal-Perazim, onde Davi os derrotou; e disse Davi: por minha mão Deus fez uma brecha nos meus inimigos, como uma brecha feita pelas águas. Pelo que chamaram aquele lugar Baal-Perazim:</text:p>
        <text:p text:style-name="P3">12 E deixaram ali os seus deuses, que, por ordem de Davi, foram queimados a fogo.</text:p>
        <text:p text:style-name="P3">13 Mas os filisteus tornaram a fazer uma arremetida pelo vale.</text:p>
        <text:p text:style-name="P3">14 Tornou Davi a consultar a Deus, que lhe respondeu: Não subirás atrás deles; mas rodeia-os por detrás e vem sobre eles por defronte dos balsameiros;</text:p>
        <text:p text:style-name="P3">15 e será que, ouvindo tu um ruído de marcha pelas copas dos balsameiros, sairás à peleja; porque Deus terá saído diante de ti para ferir o exército dos filisteus.</text:p>
        <text:p text:style-name="P3">16 E fez Davi como Deus lhe ordenara; e desbarataram o exército dos filisteus desde Gibeão até Gezer:</text:p>
        <text:p text:style-name="P3">17 Assim a fama de Davi se espalhou por todas aquelas terras, e Iavé pôs o temor dele sobre todas aquelas gentes.</text:p>
      </text:section>
      <text:section text:style-name="Sect1" text:name="Seção323">
        <text:h text:style-name="P6" text:outline-level="2"><text:bookmark text:name="cap159"/>I CRÔNICAS-[Capítulo 15]</text:h>
        <text:p text:style-name="P3">1 Davi fez para si casas na cidade de Davi; também preparou um lugar para a arca de Deus, e armou-lhe uma tenda:</text:p>
        <text:p text:style-name="P3">2 Então disse Davi: Ninguém deve levar a arca de Deus, senão os levitas; porque Iavé os elegeu para levarem a arca de Deus, e para o servirem para sempre.</text:p>
        <text:p text:style-name="P3">3 Convocou, pois, Davi todo o Israel a Jerusalém, para fazer subir a arca de Iavé ao seu lugar, que lhe tinha preparado.</text:p>
        <text:p text:style-name="P3">4 E reuniu os filhos de Arão e os levitas.</text:p>
        <text:p text:style-name="P3">5 dos filhos de Coate, Uriel, o chefe, e de seus irmãos cento e vinte;</text:p>
        <text:p text:style-name="P3">6 dos filhos de Merári, Asaías, o chefe, e de seus irmãos duzentos e vinte;</text:p>
        <text:p text:style-name="P3">7 dos filhos de Gérson Joel, o chefe, e de seus irmãos cento e trinta;</text:p>
        <text:p text:style-name="P3">8 dos filhos de Elizafã, Semaías, o chefe, e de seus irmãos duzentos;</text:p>
        <text:p text:style-name="P3"><text:soft-page-break/>9 dos filhos de Hebrom, Eliel, o chefe, e de seus irmãos oitenta;</text:p>
        <text:p text:style-name="P3">10 dos filhos de Uziel, Aminadabe, o chefe, e de seus irmãos cento e doze.</text:p>
        <text:p text:style-name="P3">11 Então chamou Davi os sacerdotes Zadoque e Abiatar, e os levitas Uriel, Asaías, Joel, Semaías, Eliel e Aminadabe,</text:p>
        <text:p text:style-name="P3">12 e disse-lhes: Vós sois os chefes das casas paternas entre os levitas; santificai-vos, vós e vossos irmãos, para que façais subir a arcade Iavé Deus de Israel ao lugar que lhe preparei.</text:p>
        <text:p text:style-name="P3">13 Porquanto da primeira vez vós não a levastes, Iavé fez uma brecha em nós, porque não o buscamos segundo a ordenança:</text:p>
        <text:p text:style-name="P3">14 Santificaram-se, pois, os sacerdotes e os levitas para fazerem subir a arcade Iavé Deus de Israel.</text:p>
        <text:p text:style-name="P3">15 E os levitas trouxeram a arca de Deus sobre os seus ombros, pelos varais que nela havia, como Moisés tinha ordenado, conforme a palavra de Iavé.</text:p>
        <text:p text:style-name="P3">16 E Davi ordenou aos chefes dos levitas que designassem alguns de seus irmãos como cantores, para tocarem com instrumentos musicais, com alaúdes, harpas e címbalos, e levantarem a voz com alegria.</text:p>
        <text:p text:style-name="P3">17 Designaram, pois, os levitas a Hemã, filho de Joel; e dos seus irmãos, a Asafe, filho de Berequias; e dos filhos de Merári, seus irmãos, a Etã, filho de Cusaías;</text:p>
        <text:p text:style-name="P3">18 e com eles a seus irmãos da segunda ordem: Zacarias, Bene, Jaaziel, Semiramote, Jeiel, Uni, Eliabe, Benaías, Maaséias, Matitias, Elifeleu e Micnéias, e Obede-Edom e Jeiel, os porteiros.</text:p>
        <text:p text:style-name="P3">19 Assim os cantores Hemã, Asafe e Etã se faziam ouvir com címbalos de bronze;</text:p>
        <text:p text:style-name="P3">20 e Zacarias, Aziel, Semiramote, Jeiel, Uni, Eliabe, Maaséias e Benaías, com alaúdes adaptados ao soprano;</text:p>
        <text:p text:style-name="P3">21 e Matitias, Elifeleu, Micnéias, Obede-Edom, Jeiel e Azazias, com harpas adaptadas ao baixo, para dirigirem;</text:p>
        <text:p text:style-name="P3">22 e Quenanias, chefe dos levitas, estava encarregado dos cânticos e os dirigia, porque era entendido;</text:p>
        <text:p text:style-name="P3">23 e Berequias e Elcana eram porteiros da arca;</text:p>
        <text:p text:style-name="P3">24 e Sebanias, Jeosafá, Netanel, Amasai, Zacarias, Benaías e Eliézer, os sacerdotes, tocavam as trombetas perante a arca de Deus; e Obede-Edom e Jeías eram porteiros da arca.</text:p>
        <text:p text:style-name="P3">25 Sucedeu pois que Davi, os anciãos de Israel, os capitães dos milhares foram, com alegria, para fazer subir a arca do pacto de Iavé, da casa de Obede-Edem.</text:p>
        <text:p text:style-name="P3">26 E sucedeu que, havendo Deus ajudado os levitas que levavam a arca do pacto do <text:s text:c="2"/>Iavé, sacrificaram sete novilhos e sete carneiros.</text:p>
        <text:p text:style-name="P3">27 Davi ia vestido de um manto de linho fino, como também todos os levitas que levavam a arca, e os cantores, e juntamente com eles Quenanias, diretor do canto; Davi levava também sobre si um éfode de linho.</text:p>
        <text:p text:style-name="P3">28 Assim todo o Israel fez subir a arca do pacto de Iavé com vozes de júbilo, ao som de buzinas, trombetas e címbalos, juntamente com alaúdes e harpas.</text:p>
        <text:p text:style-name="P3">29 E sucedeu que, chegando a arca do pacto de Iavé à cidade de Davi, Mical, a filha de Saul, olhou duma janela e, vendo Davi dançar e saltar, desprezou-o no seu coração.</text:p>
      </text:section>
      <text:section text:style-name="Sect1" text:name="Seção324">
        <text:h text:style-name="P6" text:outline-level="2"><text:bookmark text:name="cap1610"/>I CRÔNICAS-[Capítulo 16]</text:h>
        <text:p text:style-name="P3"><text:soft-page-break/>1 Trouxeram, pois, a arca de Deus e a colocaram no meio da tenda que Davi lhe tinha armado; e ofereceram holocaustos e sacrifícios pacíficos perante Deus.</text:p>
        <text:p text:style-name="P3">2 Tendo Davi acabado de oferecer os holocaustos e sacrifícios pacíficos, abençoou o povo em nome de Iavé.</text:p>
        <text:p text:style-name="P3">3 Então repartiu a todos em Israel, tanto homens como mulheres, a cada um, um pão, um pedaço de carne e um bolo de passas.</text:p>
        <text:p text:style-name="P3">4 Também designou alguns dos levitas por ministros perante a arca de Iavé, para celebrarem, e para agradecerem e louvarem a Iavé Deus de Israel, a saber:</text:p>
        <text:p text:style-name="P3">5 Asafe, o chefe, e Zacarias, o segundo depois dele; Jeiel, Semiramote, Jeiel, Matitias, Eliabe, Benaías, Obede-Edom e Jeiel, com alaúdes e com harpas; e Asafe se fazia ouvir com címbalos;</text:p>
        <text:p text:style-name="P3">6 e Benaías e Jaaziel, os sacerdotes, tocavam trombetas continuamente perante a arca do pacto de Deus.</text:p>
        <text:p text:style-name="P3">7 Foi nesse mesmo dia que Davi, pela primeira vez, ordenou que pelo ministério de Asafe e de seus irmãos se dessem ações dê graças a Iavé, nestes termos:</text:p>
        <text:p text:style-name="P3">8 Louvai a Iavé, invocai o seu nome; fazei conhecidos entre os povos os seus feitos.</text:p>
        <text:p text:style-name="P3">9 Cantai-lhe, salmodiai-lhe, falai de todas as suas obras maravilhosas.</text:p>
        <text:p text:style-name="P3">10 Gloriai-vos no seu santo nome; alegre-se o coração dos que buscam a Iavé.</text:p>
        <text:p text:style-name="P3">11 Buscai a Iavé e a sua força; buscai a sua face continuamente.</text:p>
        <text:p text:style-name="P3">12 Lembrai-vos das obras maravilhosas que ele tem feito, dos seus prodígios, e dos juízos da sua boca,</text:p>
        <text:p text:style-name="P3">13 vós, descendência de Israel, seus servos, vós, filhos de Jacó, seus eleitos.</text:p>
        <text:p text:style-name="P3">14 Ele é Iavé nosso Deus; em toda a terra estão os seus juízos.</text:p>
        <text:p text:style-name="P3">15 Lembrai-vos perpetuamente do seu pacto, da palavra que prescreveu para mil gerações;</text:p>
        <text:p text:style-name="P3">16 do pacto que fez com Abraão, do seu juramento a Isaque,</text:p>
        <text:p text:style-name="P3">17 o qual também a Jacó confirmou por estatuto, e a Israel por pacto eterno,</text:p>
        <text:p text:style-name="P3">18 dizendo: A ti te darei a terra de Canaã, quinhão da vossa herança.</text:p>
        <text:p text:style-name="P3">19 Quando eram poucos em número, sim, mui poucos, e estrangeiros na terra,</text:p>
        <text:p text:style-name="P3">20 andando de nação em nação, e dum reino para outro povo,</text:p>
        <text:p text:style-name="P3">21 a ninguém permitiu que os oprimisse, e por amor deles repreendeu reis,</text:p>
        <text:p text:style-name="P3">22 dizendo: Não toqueis os meus ungidos, e não façais mal aos meus profetas.</text:p>
        <text:p text:style-name="P3">23 Cantai a Iavé em toda a terra; proclamai de dia em dia a sua salvação.</text:p>
        <text:p text:style-name="P3">24 Publicai entre as nações a sua gloria, entre todos os povos as suas maravilhas.</text:p>
        <text:p text:style-name="P3">25 Porque grande é Iavé, e mui digno de louvor; também é mais temível do que todos os deuses.</text:p>
        <text:p text:style-name="P3">26 Pois todos os deuses dos povos são ídolos, porém Iavé fez os céus.</text:p>
        <text:p text:style-name="P3">27 Diante dele há honra e majestade; há força e alegria no seu lugar.</text:p>
        <text:p text:style-name="P3">28 Tributai a Iavé, ó famílias dos povos, tributai a Iavé glória e força.</text:p>
        <text:p text:style-name="P3">29 Tributai a Iavé a glória devida ao seu nome; trazei presentes, e vinde perante ele; adorai a Iavé vestidos de trajes santos.</text:p>
        <text:p text:style-name="P4"><text:soft-page-break/>30 Trema diante dele toda a terra; o mundo se acha firmado, de modo que se não pode abalar.</text:p>
        <text:p text:style-name="P4">31 Alegre-se o céu, e regozije-se a terra; e diga-se entre as nações: Iavé reina.</text:p>
        <text:p text:style-name="P3">32 Brama o mar e a sua plenitude; exulte o campo e tudo o que nele há;</text:p>
        <text:p text:style-name="P3">33 então jubilarão as árvores dos bosques perante Iavé, porquanto vem julgar a terra.</text:p>
        <text:p text:style-name="P3">34 Dai graças a Iavé, porque ele é bom; porque a sua benignidade dura para sempre.</text:p>
        <text:p text:style-name="P3">35 E dizei: Salva-nos, ó Deus da nossa salvação, e ajunta-nos, e livra-nos das nações, para que demos graças ao teu santo nome, e exultemos no teu louvor.</text:p>
        <text:p text:style-name="P3">36 Bendito seja Iavé Deus de Israel, de eternidade a eternidade. Então todo o povo disse: Amém! E louvou a Iavé.</text:p>
        <text:p text:style-name="P3">37 Davi, pois, deixou ali, diante da arca do pacto de Iavé, Asafe e seus irmãos, para ministrarem continuamente perante a arca, segundo a exigência de cada dia.</text:p>
        <text:p text:style-name="P3">38 Também deixou Obeede-Edom, com seus irmãos, sessenta e oito; Obede-Edomsa filho de Jedútum e Hosa, para serem porteiros;</text:p>
        <text:p text:style-name="P3">39 e deixou Zadoque, o sacerdote, e seus irmãos, os sacerdotes, diante do tabernáculo de Iavé, no alto que havia em Gibeao,</text:p>
        <text:p text:style-name="P3">40 para oferecerem holocaustos a Iavé continuamente, pela manhã e à tarde, sobre o altar dos holocaustos; e isto segundo tudo o que está escrito na lei que Iavé tinha ordenado a Israel;</text:p>
        <text:p text:style-name="P3">41 e com eles Hemã, e Jedútum e os demais escolhidos, que tinham sido nominalmente designados, para darem graças a Iavé, porque a sua benignidade dura para sempre.</text:p>
        <text:p text:style-name="P3">42 Estavam Hemã e Jedútun encarregados das trombetas e dos címbalos para os que os haviam de tocar, e dos outros instrumentos para os cânticos de Deus; e os filhos de Jedútun estavam à porta.</text:p>
        <text:p text:style-name="P3">43 Então todo o povo se retirou, cada um para a sua casa; e Davi voltou para abençoar a sua casa.</text:p>
      </text:section>
      <text:section text:style-name="Sect1" text:name="Seção325">
        <text:h text:style-name="P6" text:outline-level="2"><text:bookmark text:name="cap178"/>I CRÔNICAS-[Capítulo 17]</text:h>
        <text:p text:style-name="P3">1 Tendo Davi começado a morar em sua casa, disse ao profeta Natã: Eis que eu moro numa casa de cedro, mas a arca do pacto de Iavé está debaixo de cortinas.</text:p>
        <text:p text:style-name="P3">2 Então Natã disse a Davi: Tudo quanto tens no teu coração faze, porque Deus é contigo.</text:p>
        <text:p text:style-name="P3">3 Mas sucedeu, na mesma noite, que a palavra de Deus veio à Natã, dizendo:</text:p>
        <text:p text:style-name="P3">4 Vai e dize a Davi, meu servo: Assim diz Iavé: Tu não me edificarás casa para eu habitar;</text:p>
        <text:p text:style-name="P3">5 porque em nenhuma casa morei, desde o dia em que fiz subir Israel até o dia e hoje, mas fui de tenda em tenda, e de tabernáculo em tabernáculo.</text:p>
        <text:p text:style-name="P3">6 Por todas as partes por onde tenho andado com todo o Israel, porventura falei eu jamais uma palavra a algum dos juízes de Israel, a quem ordenei que apascentasse o meu povo, dizendo: Por que não me tendes edificado uma casa de cedro?</text:p>
        <text:p text:style-name="P3">7 Agora, pois, assim dirás a meu servo Davi: Assim diz Iavé dos exércitos: Eu te tirei do curral, de detrás das ovelhas, para que fosses chefe do meu povo Israel;</text:p>
        <text:p text:style-name="P3"><text:soft-page-break/>8 e estive contigo por onde quer que andavas, e de diante de ti exterminei todos os teus inimigos; também te farei um nome como o nome dos grandes que estão na terra.</text:p>
        <text:p text:style-name="P3">9 Designarei um lugar para o meu povo Israel, e o plantarei, para que ele habite no seu lugar, e nunca mais seja perturbado; e nunca mais debilitarão os filhos da perversidade, como dantes,</text:p>
        <text:p text:style-name="P3">10 e como desde os dias em que ordenei juízes sobre o meu povo Israel; e subjugarei todos os teus inimigos. Também te declaro que Iavé te edificará uma casa.</text:p>
        <text:p text:style-name="P3">11 Quando forem cumpridos os teus dias, para ires a teus pais, levantarei a tua descendência depois de ti, um dos teus filhos, e estabelecerei o seu reino.</text:p>
        <text:p text:style-name="P3">12 Esse me edificará casa, e eu firmarei o seu trono para sempre.</text:p>
        <text:p text:style-name="P3">13 Eu lhe serei por pai, e ele me será por filho; e a minha misericórdia não retirarei dele, como a retirei daquele que foi antes de ti;</text:p>
        <text:p text:style-name="P3">14 mas o confirmarei na minha casa e no meu reino para sempre, e para sempre o seu trono será firme.</text:p>
        <text:p text:style-name="P3">15 Conforme todas estas palavras, e conforme toda esta visão, assim falou Natã a Davi.</text:p>
        <text:p text:style-name="P3">16 Então entrou o rei Davi, sentou-se perante Iavé, e disse: Quem sou eu, ó Iavé Deus, e que é a minha casa, para que me tenhas trazido até aqui?,</text:p>
        <text:p text:style-name="P3">17 E isto foi pouco aos teus olhos, O Deus; também falaste da casa do teu servo para tempos distantes, e me consideras como a um homem ilustre, ó Iavé Deus.</text:p>
        <text:p text:style-name="P3">18 Que mais te dirá Davi, acerca da honra feita ao teu servo? pois tu bem conheces o teu servo.</text:p>
        <text:p text:style-name="P3">19 Iavé! por amor do teu servo, e segundo o teu coração, fizeste todas estas grandezas, tornando conhecidas todas estas grandes coisas.</text:p>
        <text:p text:style-name="P3">20 Iavé, ninguém há semelhante a ti, e não há Deus fora de ti, segundo tudo quanto ouvimos com os nossos ouvi os.</text:p>
        <text:p text:style-name="P3">21 Também quem há como o teu povo Israel, única gente na terra a quem Deus foi remir para ser seu povo, fazendo-te nome por meio de feitos grandes e terríveis, expulsando as nações de diante do teu povo, que remiste do Egito?</text:p>
        <text:p text:style-name="P3">22 Pois fizeste o teu povo Israel povo teu para sempre; e tu, Senhor, te fizeste seu Deus.</text:p>
        <text:p text:style-name="P3">23 Agora, ó Iavé, seja confirmada para sempre a palavra que falaste acerca da teu servo, e acerca da sua casa, e faze como falaste.</text:p>
        <text:p text:style-name="P3">24 E seja o teu nome estabelecido e glorificado para sempre, e diga-se: Iavé dos exércitos é o Deus de Israel, sim, é Deus para Israel; permaneça firme diante de ti a casa de Davi, teu servo.</text:p>
        <text:p text:style-name="P3">25 Porque tu, Deus meu, revelaste ao teu servo que lhe edificarias casa; pelo que o teu servo achou confiança para orar em tua presença.</text:p>
        <text:p text:style-name="P3">26 Agora, pois, ó Iavé, tu és Deus, e falaste este bem acerca do teu servo.</text:p>
        <text:p text:style-name="P3">27 E agora foste servido abençoar a casa do teu servo, para que permaneça para sempre diante de ti; porque tu, Senhor, a abençoaste, ficará abençoada para sempre.</text:p>
      </text:section>
      <text:section text:style-name="Sect1" text:name="Seção326">
        <text:h text:style-name="P6" text:outline-level="2"><text:bookmark text:name="cap189"/>I CRÔNICAS-[Capítulo 18]</text:h>
        <text:p text:style-name="P3"><text:soft-page-break/>1 Depois disto Davi derrotou os filisteus, e os subjugou e tomou das mãos deles Gate e as suas aldeias.</text:p>
        <text:p text:style-name="P3">2 Também derrotou os moabitas, e estes lhe ficaram sujeitos, pagando-lhe tributos.</text:p>
        <text:p text:style-name="P3">3 Davi derrotou também Hadadézer, rei de Zobá, junto a Hamate, quando foi estabelecer o seu domínio junto ao rio Eufrates.</text:p>
        <text:p text:style-name="P3">4 E Davi lhe tomou mil carros, sete mil cavaleiros e vinte mil homens de infantaria; e jarretou todos os cavalos dos carros; porém reservou deles para cem carros.</text:p>
        <text:p text:style-name="P3">5 E quando os sírios de Damasco vieram para ajudar a Hadadézer, rei de Zobá, Davi matou deles vinte e dois mil homens.</text:p>
        <text:p text:style-name="P3">6 Então Davi pôs guarnições entre os sírios de Damasco, e os sirios lhe ficaram sujeitos, pagando-lhe tributos; e Iavé dava vitória a Davi, por onde quer que ia.</text:p>
        <text:p text:style-name="P3">7 Davi tomou os escudos de ouro que tinham sido dos servos de Hadadézer, e os trouxe a Jerusalém.</text:p>
        <text:p text:style-name="P3">8 Também de Tibate, e de Cum, cidades de Hadadézer, Davi tomou muitíssimo bronze, de que Salomão fez o mar de bronze, as colunas, e os utensílios de bronze.</text:p>
        <text:p text:style-name="P3">9 Ora, quando Toú, rei de Hamate, ouviu que Davi destruíra todo o exército de Hadadézer, rei de Zobá,</text:p>
        <text:p text:style-name="P3">10 mandou seu filho Hadorão ao rei Davi, para o saudar, e para o felicitar por haver pelejado contra Hadadézer e por tê-lo destruído (porque Hadadézer fazia guerra a Toú). Enviou-lhe também toda sorte de utensílios de ouro, de prata e de bronze.</text:p>
        <text:p text:style-name="P3">11 A estes também o rei Davi consagrou a Iavé, juntamente com a prata e o ouro que trouxera de todas as nações dos edomeus, dos moabitas, dos amonitas, dos filisteus e dos amalequitas.</text:p>
        <text:p text:style-name="P3">12 Além disso Abisai, filho de Zeruia, matou dezoito mil edomeus no Vale do Sal.</text:p>
        <text:p text:style-name="P3">13 E pôs guarnições em Edom, e todos os edomeus ficaram sujeitos a Davi; e Iavé dava vitória a Davi, por onde quer que ia.</text:p>
        <text:p text:style-name="P3">14 Dari, pois, reinou sobre todo o Israel; e julgava, e fazia justiça a todo o seu povo.</text:p>
        <text:p text:style-name="P3">15 Joabe, filho de Zeruia, tinha o cargo do exército; Jeosafá, filho de Ailude, era cronista;</text:p>
        <text:p text:style-name="P3">16 Zadoque, filho de Aiuube, e Abimeleque, filho de Abiatar, eram sacerdotes; Sarsa era escrivão;</text:p>
        <text:p text:style-name="P3">17 Benaías, filho de Jeoiada, tinha o cargo dos quereteus e peleteus; e os filhos de Davi eram os primeiros junto ao rei.</text:p>
      </text:section>
      <text:section text:style-name="Sect1" text:name="Seção327">
        <text:h text:style-name="P6" text:outline-level="2"><text:bookmark text:name="cap199"/>I CRÔNICAS-[Capítulo 19]</text:h>
        <text:p text:style-name="P3">1 Aconteceu, depois disto, que Naás, rei dos amonitas, morreu; e seu filho reinou em seu lugar.</text:p>
        <text:p text:style-name="P3">2 Então disse Davi: usarei de benevolência para com Hanum, filho de Naás, porque seu pai usou de benevolência para comigo. Pelo que Davi enviou mensageiros para o consolarem acerca de seu pai. Mas quando os servos de Davi chegaram à terra dos amonitas, a Hanum, para o consolarem,</text:p>
        <text:p text:style-name="P3">3 disseram os príncipes dos amonitas a Hanum: Pensas que Davi quer honrar a teu pai, porque te mandou consoladores? Não vieram ter contigo os seus servos a esquadrinhar, a transtornar e a espiar a terra?</text:p>
        <text:p text:style-name="P3">4 Pelo que Hanum tomou os servos de Davi, raspou-lhes a barba, e lhes cortou as vestes pelo meio até o alto das coxas, e os despediu.</text:p>
        <text:p text:style-name="P3"><text:soft-page-break/>5 Então foram alguns e avisaram a Davi acerca desses homens; pelo que ele mandou mensageiros ao seu encontro, pois estavam sobremaneira envergonhados. Disse o rei: Ficai em Jericó até que vos torne a crescer a barba, e então voltai.</text:p>
        <text:p text:style-name="P3">6 Vendo os amonitas que se tinham feito odiosos para com Davi, Hanum e os amonitas enviaram mil talentos de prata, para alugarem para si carros e cavaleiros de Mesopotâmia, de Arã-Maacá e de Zobá.</text:p>
        <text:p text:style-name="P3">7 E alugaram para si trinta e dois mil carros e o rei de Maacá com a sua gente, os quais vieram e se acamparam diante de Medeba; também os amonitas se ajuntaram das suas cidades e vieram para a guerra.</text:p>
        <text:p text:style-name="P3">8 Davi, quando soube disto, enviou Joabe e todo o exército de homens valentes.</text:p>
        <text:p text:style-name="P3">9 Os amonitas saíram e ordenaram a batalha à porta da cidade; porém os reis que tinham vindo se puseram à parte no campo.</text:p>
        <text:p text:style-name="P3">10 Ora, quando Joabe viu que a batalha estava ordenada contra ele pela frente e pela retaguarda, escolheu os melhores dentre os homens de Israel, e os pôs em ordem contra os sirios;</text:p>
        <text:p text:style-name="P3">11 e o resto do povo entregou na mão de Abisai, seu irmão; e eles se puseram em ordem de batalha contra os amonitas.</text:p>
        <text:p text:style-name="P3">12 E disse Joabe: Se os sírios forem mais fortes do que eu, tu virás socorrer-me; e, se os amonitas forem mais fortes do que tu, então eu te socorrerei a ti.</text:p>
        <text:p text:style-name="P3">13 Esforça-te, e pelejemos varonilmente pelo nosso povo e pelas cidades do nosso Deus; e faça Iavé o que bem lhe parecer.</text:p>
        <text:p text:style-name="P3">14 Então se chegou Joabe, e o povo que estava com ele, diante dos sírios, para a batalha; e estes fugiram de diante dele.</text:p>
        <text:p text:style-name="P3">15 Vendo, pois, os amonitas que os sírios tinham fugido, fugiram eles também de diante de Abisai, irmão de Joabe, e entraram na cidade. Então Joabe voltou para Jerusalém.</text:p>
        <text:p text:style-name="P3">16 Ora, vendo-se os sírios derrotados diante de Israel, enviaram mensageiros, e fizeram sair os sírios que habitavam além do rio; e tinham por comandante Sofaque, chefe do exército de Hadadézer.</text:p>
        <text:p text:style-name="P3">17 Avisado disto, Davi ajuntou todo o Israel, passou o Jordão e, indo ao encontro deles, ordenou contra eles a batalha. Tendo Davi ordenado a batalha contra os sírios, pelejaram estes contra ele.</text:p>
        <text:p text:style-name="P3">18 Mas os sírios fugiram de diante de Israel; e Davi matou deles os homens de sete mil carros, e quarenta mil homens da infantaria; matou também Sofaque, chefe do exército.</text:p>
        <text:p text:style-name="P3">19 Vendo, pois, os servos de Hadadézer que tinham sido derrotados diante de Israel, fizeram paz com Davi, e o serviram; e os sírios nunca mais quiseram socorrer os amonitas.</text:p>
      </text:section>
      <text:section text:style-name="Sect1" text:name="Seção328">
        <text:h text:style-name="P6" text:outline-level="2"><text:bookmark text:name="cap209"/>I CRÔNICAS-[Capítulo 20]</text:h>
        <text:p text:style-name="P3">1 Aconteceu pois que, na primavera, no tempo em que os reis costumam sair para a guerra, Joabe levou a flor do exército, e devastou a terra dos amonitas, e foi, e pôs cerco a Rabá; porém Davi ficou em Jerusalém. E Joabe bateu Rabá, e a destruiu.</text:p>
        <text:p text:style-name="P3">2 Tirando Davi a coroa da cabeça do rei deles, achou nela o peso dum talento de ouro, e havia nela pedras preciosas; e foi posta sobre a cabeça de Davi. E ele levou da cidade mui grande despojo.</text:p>
        <text:p text:style-name="P3"><text:soft-page-break/>3 Também fez sair o povo que estava nela e o fez trabalhar com serras, com trilhos de ferro e com machado, e assim fez Davi a todas as cidades dos amonitas. Então voltou Davi, com todo o povo, para Jerusalém.</text:p>
        <text:p text:style-name="P3">4 Depois disso levantou-se guerra em Gezer com os filisteus; então Sibecai, o husatita, matou Sipai, dos filhos do gigante; e eles ficaram subjugados.</text:p>
        <text:p text:style-name="P3">5 Tornou a haver guerra com os filisteus; e El-Hanã, filho de Jair, matou Lami, irmão de Golias, o giteu, cuja lança tinha a haste como órgão de tecelão,</text:p>
        <text:p text:style-name="P3">6 Houve ainda outra guerra em Gate, onde havia um homem de grande estatura, que tinha vinte e quatro dedos, seis em cada mão e seis em cada pé, e que também era filho do gigante.</text:p>
        <text:p text:style-name="P3">7 Tendo ele insultado a Israel, Jônatas, filho de Siméia, irmão de Davi, o matou.</text:p>
        <text:p text:style-name="P3">8 Esses nasceram ao gigante em Gate; e caíram pela mão de Davi e pela mão dos seus servos.</text:p>
      </text:section>
      <text:section text:style-name="Sect1" text:name="Seção329">
        <text:h text:style-name="P6" text:outline-level="2"><text:bookmark text:name="cap2113"/>I CRÔNICAS-[Capítulo 21]</text:h>
        <text:p text:style-name="P3">1 Então Satanás se levantou contra Israel, e incitou Davi a numerar Israel.</text:p>
        <text:p text:style-name="P3">2 E disse Davi a Joabe e aos príncipes de povo: Ide, cantai a Israel desde Berseba até Dã; e trazei-me a conta, para que eu saiba o número deles.</text:p>
        <text:p text:style-name="P3">3 Então disse Joabe: Iavé acrescente ao seu povo cem vezes tanto como ele é! Porventura, é rei meu senhor, não são teus os servos de meu senhor? Por que requer isto e meu senhor. Por que traria ele culpa sobre Israel?</text:p>
        <text:p text:style-name="P3">4 Todavia a palavra de rei prevaleceu contra Joabe. Pelo que saiu Joabe, e passou por todo o Israel; depois voltou para Jerusulém.</text:p>
        <text:p text:style-name="P3">5 E Joabe deu a Davi o resultado da numeração do povo. E era todo o Israel um milhão e cem mil homens que arrancavam da espada; e de Judá quatrocentos e setenta mil homens que arrancavam da espada.</text:p>
        <text:p text:style-name="P3">6 Mas entre eles Joabe não contou os de Levi e Benjamim, porque a palavra do rei lhe foi abominável.</text:p>
        <text:p text:style-name="P3">7 E este negócio desagradou a Deus, pelo que feriu Israel.</text:p>
        <text:p text:style-name="P3">8 Então disse Davi a Deus: Gravemente pequei em fazer tal coisa; agora porém, peço-te, tira a iniqüidade de teu servo, porque procedi mui loucamente.</text:p>
        <text:p text:style-name="P3">9 Falou Iavé a Gade, o vidente de Davi, dizendo:</text:p>
        <text:p text:style-name="P3">10 Vai, e dize a Davi: Assim diz Iavé: Três coisas te proponho; escolhe uma delas, para que eu ta faça.</text:p>
        <text:p text:style-name="P3">11 E Gade veio a Davi, e lhe disse: Assim diz Iavé: Escolhe o que quiseres:</text:p>
        <text:p text:style-name="P3">12 ou três anos de fome; ou seres por três meses consumido diante de teus adversários, enquanto a espada de teus inimigos te alcance; ou que por três dias a espada de Iavé, isto é, a peste na terra, e o anjo de Iavé façam destruição por todos os termos de Israel. Vê, pois, agora que resposta hei de levar a quem me enviou.</text:p>
        <text:p text:style-name="P3">13 Então disse Davi a Gade: Estou em grande angústia; caia eu, pois, nas mãos de Iavé, porque mui grandes são as suas misericórdias; mas que eu não caia nas mãos dos homens.</text:p>
        <text:p text:style-name="P3">14 Mandou, pois, Iavé a peste a Israel; e caíram de Israel setenta mil homens.</text:p>
        <text:p text:style-name="P3">15 E Deus mandou um anjo a Jerusalém para a destruir; e, estando ele prestes a destrui-la, Iavé olhou e se arrependeu daquele mal, e disse ao anjo destruidor: <text:soft-page-break/>Basta; agora retira a tua mão. E o anjo de Iavé estava junto à eira de Ornã, o jebuseu.</text:p>
        <text:p text:style-name="P3">16 E Davi, levantando os olhos, viu o anjo de Iavé, que estava entre a terra e o céu, tendo na mão uma espada desembainhada estendida sobre Jerusalém. Então Davi e os anciãos, cobertos de sacos, se prostraram sobre os seus rostos.</text:p>
        <text:p text:style-name="P3">17 E disse morreram Saul e seus três filhos; morreu todo o seu o povo? Foi eu mesmo que pequei, e procedi muito mal; mas estas ovelhas, que fizeram? Seja tua mão, Iavé Deus meu, contra mim e contra a casa de meu pai, porem não contra o teu povo para castigá-lo com peste.</text:p>
        <text:p text:style-name="P3">18 Então o anjo de Iavé ordenou a Gade que dissesse a Davi para subir e levantar um altar a Iavé na eira de Ornã, o jebuseu.</text:p>
        <text:p text:style-name="P3">19 Subiu, pois, Davi, conforme a palavra que Gade falara em nome de Iavé.</text:p>
        <text:p text:style-name="P3">20 E, virando-se Ornã, viu o anjo; e seus quatro filhos, que estavam com ele, se esconderam. Ora, Ornã estava debulhando trigo.</text:p>
        <text:p text:style-name="P3">21 Quando Davi se vinha chegando a Ornã, este olhou e o viu e, saindo da terra, prostrou-se diante dele com o rosto em terra.</text:p>
        <text:p text:style-name="P3">22 Então disse Davi a Ornã: Dá-me o lugar da eira pelo seu valor, para eu edificar nele um altar a Iavé, para que cesse esta praga de sobre o povo.</text:p>
        <text:p text:style-name="P3">23 Respondeu Ornã a Davi: Toma-o para ti, e faça o rei meu senhor o que lhe parecer bem. Eis que dou os bois para holocaustos, os trilhos para lenha, e o trigo para oferta de cereais; tudo dou.</text:p>
        <text:p text:style-name="P3">24 Mas o rei Davi disse a Ornã: Não, antes quero comprá-lo pelo seu valor; pois não tomarei para Iavé o que é teu, nem oferecerei holocausto que não me custe nada.</text:p>
        <text:p text:style-name="P3">25 E Davi deu a Ornã por aquele lugar o peso de seiscentos siclos de ouro.</text:p>
        <text:p text:style-name="P3">26 Então Davi edificou ali um altar a Iavé, e ofereceu holocaustos e ofertas pacíficas; e invocou Iavé, o qual lhe respondeu do céu, com fogo sobre o altar de holocausto.</text:p>
        <text:p text:style-name="P3">27 E Iavé deu ordem ao anjo, que tomou a meter a sua espada na bainha.</text:p>
        <text:p text:style-name="P3">28 Nesse mesmo tempo, vendo Davi que Iavé lhe respondera na eira de Ornã, o jebuseu, ofereceu ali os seus sacrifícios.</text:p>
        <text:p text:style-name="P3">29 Pois o tabernáculo de Iavé que Moisés fizera no deserto, e o altar do holocausto, estavam naquele tempo no alto de Gibeão;</text:p>
        <text:p text:style-name="P3">30 mas Davi não podia ir perante ele para consultar a Deus, porque estava atemorizado por causa da espada do anjo de Iavé.</text:p>
      </text:section>
      <text:section text:style-name="Sect1" text:name="Seção330">
        <text:h text:style-name="P6" text:outline-level="2"><text:bookmark text:name="cap2211"/>I CRÔNICAS-[Capítulo 22]</text:h>
        <text:p text:style-name="P3">1 Então disse Davi: Esta é a casa de Iavé Deus, e este é o altar de holocausto para Israel.</text:p>
        <text:p text:style-name="P3">2 Então Davi deu ordem que se ajuntassem os estrangeiros que estavam na terra de Israel, e encarregou pedreiros de lavrarem pedras de cantaria para edificar a casa de Deus,</text:p>
        <text:p text:style-name="P3">3 Também aparelhou ferro em abundância, para os pregos das portas das entradas e para as junturas; como também bronze em abundância, sem pesá-lo;</text:p>
        <text:p text:style-name="P3">4 e madeira de cedro sem conta, porque os sidonios e tírios traziam a Davi cedro em abundancia</text:p>
        <text:p text:style-name="P3"><text:soft-page-break/>5 Porque dizia Davi: Salomão, meu filho, ainda é moço e tenro, e a casa que se há de edificar para Iavé deve ser magnífica em excelência, de renome e glória em todas as terras; eu, pois, agora lhe farei os preparativos. Assim fez Davi grandes preparativos antes da sua morte.</text:p>
        <text:p text:style-name="P3">6 Então chamou a Salomão, seu filho, e lhe ordenou que edificasse uma casa aIavé Deus de Israel.</text:p>
        <text:p text:style-name="P3">7 Disse Davi a Salomão: Filho meu, quanto a mim, tive em meu coração a proposito de edificar uma casa ao nome de Iavé meu Deus.</text:p>
        <text:p text:style-name="P3">8 A palavra de Iavé, porém, veio a mim, dizendo: Tu tens derramado muito sangue, e tens feito grandes guerras; não edificarás casa ao meu nome, porquanto muito sangue tens derramado na terra, perante mim.</text:p>
        <text:p text:style-name="P3">9 Eis que te nascerá um filho, que será homem de repouso; porque lhe darei repouso de todos os seus inimigos ao redor; portanto Salomão será o seu nome, e eu darei paz e descanso a Israel nos seus dias.</text:p>
        <text:p text:style-name="P3">10 Ele edificará uma casa ao meu nome. Ele me será por filho, e eu lhe serei por pai, e confirmarei o trono de seu reino sobre Israel para sempre.</text:p>
        <text:p text:style-name="P3">11 Agora, meu filho, Iavé seja contigo; prospera, e edifica a casa de Iavé seu Deus, como ele falou a respeito de ti.</text:p>
        <text:p text:style-name="P3">12 Tão somente te dê Iavé prudência e entendimento para governares sobre Israel, e para guardares a lei de Iavé seu Deus.</text:p>
        <text:p text:style-name="P3">13 Então prosperarás, se tiveres cuidado de guardar os estatutos e os juízos que Iavé ordenou a Moisés acerca de Israel. Esforça-te, e tem bem ânimo; não temas, nem te espantes.</text:p>
        <text:p text:style-name="P3">14 Com trabalhos penosas preparei para a casa de Iavé cem mil talentos de ouro, e um milhão de talentos de prata, e bronze e ferro que por sua abundância, não se pesou; também madeira e pedras preparei; e tu os aumentarás ainda.</text:p>
        <text:p text:style-name="P3">15 Além disso tens trabalhadores em grande número, canteiros, pedreiros e carpinteiros, e toda sorte de peritos em toda espécie de obra.</text:p>
        <text:p text:style-name="P3">16 Do ouro, da prata, do bronze e do ferro não há conta. Levanta-te, pois; mãos à obra! E Iavé seja contigo!</text:p>
        <text:p text:style-name="P3">17 Também Davi deu ordem a todos os chefes de Israel que ajudassem a Salomão, seu filho, dizendo:</text:p>
        <text:p text:style-name="P3">18 Porventura não está convosco ó Iavé vosso Deus, e não vos deu repouso por todos os lados? Pois entregou na minha mão os habitantes da terra; e a terra foi subjugada diante de Iavé e diante do seu povo.</text:p>
        <text:p text:style-name="P3">19 Disponde, pois, agora o vosso coração e a vossa alma para buscardes a Iavé vosso Deus; e levantai-vos, e edificai o santuário de Iavé Deus, para que a arca do pacto de Iavé e os vasos sagrados de Deus sejam trazidos, para a casa que se há de edificar ao nome de Iavé.</text:p>
      </text:section>
      <text:section text:style-name="Sect1" text:name="Seção331">
        <text:h text:style-name="P6" text:outline-level="2"><text:bookmark text:name="cap2311"/>I CRÔNICAS-[Capítulo 23]</text:h>
        <text:p text:style-name="P3">1 Ora, sendo Davi já velho e cheio de dias, fez Salomão, seu filho, rei sobre Israel.</text:p>
        <text:p text:style-name="P3">2 E reuniu todos os chefes de Israel, como também os sacerdotes e levitas.</text:p>
        <text:p text:style-name="P3">3 Foram contados os levitas de trinta anos para cima; e foi o número deles, segundo o seu registo, trinta e oito mil homens.</text:p>
        <text:p text:style-name="P3">4 Deste número vinte e quatro mil promoverão a obra da casa de Iavé; seis mil servirão como oficiais e juízes;</text:p>
        <text:p text:style-name="P3"><text:soft-page-break/>5 quatro mil como porteiros; e quatro mil para louvarem a Iavé com os instrumentos, que eu fiz para o louvar, disse Davi.</text:p>
        <text:p text:style-name="P3">6 Davi os repartiu por turmas segundo os filhos de Levi: Gérsom, Coate e Merári.</text:p>
        <text:p text:style-name="P3">7 Dos gersonitas: Ladã e Simei.</text:p>
        <text:p text:style-name="P3">8 Os filhos de Ladã: Jeiel o chefe, Zetão e Joel, três.</text:p>
        <text:p text:style-name="P3">9 Os filhos de Simei: Selomite, Haziel e Arã, três; estes foram os chefes das casas paternas de Ladã.</text:p>
        <text:p text:style-name="P3">10 Os filhos de Simei: Jaate, Zina, Jeús e Berias; estes foram os filhos de Simei, quatro.</text:p>
        <text:p text:style-name="P4">11 Jaate era o chefe, e Ziza o segundo. Mas Jeús e Berias não tiveram muitos filhos; pelo que estes, contados juntos, se tornaram uma só casa paterna.</text:p>
        <text:p text:style-name="P4">12 Os filhos de Coate: Anrão, Izar, Hebrom e Uziel, quatro.</text:p>
        <text:p text:style-name="P3">13 Os filhos de Anrão: Arão e Moisés. Arão foi separado para consagrar as coisas santíssimas, ele e seus filhos, eternamente para queimarem incenso diante de Iavé, e o servirem, e pronunciarem bençãos em nome de Deus para sempre.</text:p>
        <text:p text:style-name="P3">14 Mas quanto a Moisés, homem de Deus, seus filhos foram contados entre os da tribo de Davi.</text:p>
        <text:p text:style-name="P3">15 Os filhos de Moisés: Gerson e Eliézer.</text:p>
        <text:p text:style-name="P3">16 De Gérson: Sebuel o chefe.</text:p>
        <text:p text:style-name="P3">17 De Eliézer: Reabias o chefe; e Eliézer não teve outros filhos; porém os filhos de Reabias foram muito numerosos.</text:p>
        <text:p text:style-name="P3">18 De Izar: Selomite o chefe.</text:p>
        <text:p text:style-name="P3">19 Os filhos: de Hebrom: Jerias o chefe, Amarias o segundo, Jaaziel o terceiro, e Jecameão o quarto.</text:p>
        <text:p text:style-name="P3">20 Os filhos de Uziel: Mica o chefe. Issias o segundo.</text:p>
        <text:p text:style-name="P3">21 Os filhos de Merári: Mali e Musi. Os filhos de Mali: Eleazar e Quis.</text:p>
        <text:p text:style-name="P3">22 Eleazar morreu, não tendo filhos, mas tão somente filhas; e os filhos de Quis, seus irmãos, tomaram-nas por mulheres.</text:p>
        <text:p text:style-name="P3">23 Os filhos de Musi: Mali, Eder e Jerimote, três.</text:p>
        <text:p text:style-name="P3">24 Esses são os filhos de Levi segundo as suas casas paternas, isto é, segundo os chefes das casas paternas, conforme o número dos que foram registrados pelos seus: nomes, individualmente, da idade de vinte anos para cima, os quais trabalhavam no serviço da casa de Iavé.</text:p>
        <text:p text:style-name="P3">25 Pois Davi disse: Iavé Deus de Israel deu repouso ao seu povo; e ele habita em Jerusalém para sempre.</text:p>
        <text:p text:style-name="P3">26 Também os levitas não terão mais de levar o tabernáculo e todos os objetos pertencentes ao serviço do mesmo.</text:p>
        <text:p text:style-name="P3">27 Eis porque, segundo as ultimas palavras de Davi, foram contados os levitas da idade de vinte anos para cima.</text:p>
        <text:p text:style-name="P3">28 Porque o seu cargo seria o de assistirem aos filhos de Arão no serviço da casa de Iavé, nos átrios, e nas câmaras, e na purificação de todas as coisas sagradas, e em qualquer trabalho para o serviço da casa de Deus,</text:p>
        <text:p text:style-name="P3">29 cuidando dos pães da proposição, e da flor de farinha para a oferta de cereais, quer seja de bolos ázimos, quer seja do que se assa na panela, quer seja do que é misturado com azeite, e de toda sorte de medidas e pesos;</text:p>
        <text:p text:style-name="P3"><text:soft-page-break/>30 e de estarem cada manhã em pé para render graças e louvor a Iavé, e semelhantemente à tarde.</text:p>
        <text:p text:style-name="P3">31 e oferecerem continuamente perante Iavé todos os holocaustos, nos sábados, nas luas novas e nas festas fixas, segundo o número ordenado.</text:p>
        <text:p text:style-name="P3">32 Também teriam a seu cargo a tenda da revelação, o lugar santo, e os filhos de Arão, seus irmãos, no serviço da casa de Iavé.</text:p>
      </text:section>
      <text:section text:style-name="Sect1" text:name="Seção332">
        <text:h text:style-name="P6" text:outline-level="2"><text:bookmark text:name="cap2411"/>I CRÔNICAS-[Capítulo 24]</text:h>
        <text:p text:style-name="P3">1 As turmas dos filhos de Arão foram estas: os filhos de Arão: Nadabe, Abiú, Eleazar e Itamar.</text:p>
        <text:p text:style-name="P3">2 Mas Nadabe e Abiú morreram antes de seu pai, e não tiveram filhos; por isso Eleazar e Itamar exerciam o sacerdócio.</text:p>
        <text:p text:style-name="P3">3 E Davi, juntamente com Zadoque, dos filhos de Eleazar, e com Aimeleque, dos filhos de Itamar, os distribuiu segundo os deveres do seu serviço.</text:p>
        <text:p text:style-name="P3">4 E acharam-se mais chefes dentre os filhos de Eleazar do que dentre os filhos de Itamar; e assim foram distribuídos: dos filhos de Eleazar, chefes das casas paternas, dezesseis; e dos filhos de Itamar, segundo as suas casas paternas, oito.</text:p>
        <text:p text:style-name="P3">5 Assim foram distribuídos por sortes, tanto uns como os outros; porque havia príncipes do santuário e príncipes de Deus, tanto dentre os filhos de Eleazar, como dentre os filhos de Itamar.</text:p>
        <text:p text:style-name="P3">6 E os registrou Semaías, filho de Netanel, o escrivão dentre os levitas, diante do rei, dos príncipes, de Zadoque, o sacerdote, de Aimeleque, filho de Abiatar, e dos chefes das casas paternas entre os sacerdotes e entre os levitas, tomando-se uma casa paterna para Eleazar, e outra para Itamar.</text:p>
        <text:p text:style-name="P3">7 Assim a primeira sorte saiu a Jeoiaribe, a segunda a Jedaías,</text:p>
        <text:p text:style-name="P3">8 a terceira a Harim, a quarta a Seorim,</text:p>
        <text:p text:style-name="P3">9 a quinta a Malquias, a sexta a Miamim,</text:p>
        <text:p text:style-name="P3">10 a sétima a Hacoz, a oitava a Abias,</text:p>
        <text:p text:style-name="P3">11 a nona a Jesuá, a décima a Secanias,</text:p>
        <text:p text:style-name="P3">12 a undécima a Eliasibe, a duodécima a Jaquim,</text:p>
        <text:p text:style-name="P3">13 a décima terceira a Hupá, a décima quarta a Jesebeabe,</text:p>
        <text:p text:style-name="P3">14 a décima quinta a Bilga, a décima sexta a Imer,</text:p>
        <text:p text:style-name="P3">15 a décima sétima a Hezir, a décima oitava a Hapizes,</text:p>
        <text:p text:style-name="P3">16 a décima nona a Petaías, a vigésima a Jeezquel,</text:p>
        <text:p text:style-name="P3">17 a vigésima primeira a Jaquim, a vigésima segunda a Gamul,</text:p>
        <text:p text:style-name="P3">18 a vigésima terceira a Delaías, a vigésima quarta a Maazias.</text:p>
        <text:p text:style-name="P3">19 Esta foi a distribuição deles no seu serviço, para entrarem na casa de Iavé, segundo lhes fora ordenado por Arão, seu pai, como Iavé Deus de Israel lhe tinha mandado.</text:p>
        <text:p text:style-name="P3">20 Do restante dos filhos de Levi: dos filhos de Anrão, Subael; dos filhos de Subael, Jedeías.</text:p>
        <text:p text:style-name="P3">21 Quanto a Reabias: dos filhos de Reabias, Issijá o chefe;</text:p>
        <text:p text:style-name="P3">22 dos izaritas, Selomote; dos filhos de Selomote, Jaate;</text:p>
        <text:p text:style-name="P3"><text:soft-page-break/>23 dos filhos de Hebrom: Jerias o chefe, Amarias o segundo, Jaaziel o terceiro, Jecameão o quarto;</text:p>
        <text:p text:style-name="P3">24 dos filhos de Uziel, Mica; dos filhos de Mica, Samir;</text:p>
        <text:p text:style-name="P3">25 o irmão de Mica, Issijá; dos filhos de Issijá, Zacarias.</text:p>
        <text:p text:style-name="P3">26 Os filhos de Merári, Mali e Musi; dos filhos de Jaazias, Beno;</text:p>
        <text:p text:style-name="P3">27 os filhos de Merári: de Jaazias: Beno, Soão, Zacur e Ibri;</text:p>
        <text:p text:style-name="P3">28 de Mali, Eleazar; e este não teve filhos.</text:p>
        <text:p text:style-name="P3">29 Quanto a Quis: dos filhos de Quis, Jerameel;</text:p>
        <text:p text:style-name="P3">30 e os filhos de Musi: Mali, Eder e Jerimote. Esses foram os filhos dos levitas, segundo as suas casas paternas.</text:p>
        <text:p text:style-name="P3">31 Estes também, como seus irmãos, os filhos de Arão, lançaram sortes diante do rei Davi, de Zadoque, de Aimeleque, e dos chefes das casas paternas entre os sacerdotes e entre os levitas; assim fizeram, tanto para o chefe de casa paterna, como para o seu irmão menor.</text:p>
      </text:section>
      <text:section text:style-name="Sect1" text:name="Seção333">
        <text:h text:style-name="P6" text:outline-level="2"><text:bookmark text:name="cap2511"/>I CRÔNICAS-[Capítulo 25]</text:h>
        <text:p text:style-name="P3">1 Também Davi juntamente com os capitães do exército, separou para o serviço alguns dos filhos de Asafe, e de Hemã, e de Jedútum para profetizarem com harpas, com alaúdes, e com címbalos. Este foi o número dos homens que fizeram a obra: segundo o seu serviço:</text:p>
        <text:p text:style-name="P3">2 dos filhos de Asafe: Zacur, José, Netanias e Asarela, filhos de Asafe, a cargo de Asafe, que profetizava sob as ordens do rei.</text:p>
        <text:p text:style-name="P3">3 De Jedútum os filhos de Jedútun: Gedalias, e Zeri, Jesaías, Hasabias e Matitias, seis, a cargo de seu pai, Jedútum que profetizava com a harpa, louvando a Iavé e dando-lhe graças.</text:p>
        <text:p text:style-name="P3">4 De Hemã, os filhos de Hemã: Buquias, Matanias, Uziel, Sebuel, Jerimote, Hananias, Hanâni, Eliatá, Gidálti, e Românti-Ezer, Josbecasa, Malóti, Hotir e Maaziote.</text:p>
        <text:p text:style-name="P3">5 Todos estes foram filhos de Hemã, o vidente do rei, segundo a promessa de Deus de exaltá-lo. Deus dera a Hemã catorze filhos e três filhas.</text:p>
        <text:p text:style-name="P3">6 Todos estes estavam sob a direção de seu pai para a música na casa de Iavé, com címbalos, alaúdes e harpas para o serviço da casa de Deus. E Asafe, Jedútun e Hemã estavam sob as ordens do rei.</text:p>
        <text:p text:style-name="P3">7 Era o número deles, juntamente com seus irmãos instruídos em cantar a Iavé, todos eles mestres, duzentos e oitenta e oito.</text:p>
        <text:p text:style-name="P3">8 E determinaram os seus cargos por sortes, todos igualmente, tanto o pequeno como o grande, assim o mestre como o discípulo.</text:p>
        <text:p text:style-name="P3">9 A primeira sorte, que era de Asafe, saiu a José; a segunda a Gedalias, que com seus irmãos e filhos eram doze;</text:p>
        <text:p text:style-name="P3">10 a terceira a Zacur, seus filhos e irmãos, doze;</text:p>
        <text:p text:style-name="P3">11 a quarta a Izri, seus filhos e irmãos, doze;</text:p>
        <text:p text:style-name="P3">12 a quinta a Netanias, seus filhos e irmaos, doze;</text:p>
        <text:p text:style-name="P3">13 a sexta a Buquias, seus filhos e irmãos, doze;</text:p>
        <text:p text:style-name="P3">14 a sétima a Jesarela, seus filhos e irmãos, doze;</text:p>
        <text:p text:style-name="P3"><text:soft-page-break/>15 a oitava a Jesaías, seus filhos e irmãos, doze;</text:p>
        <text:p text:style-name="P3">16 a nona a Matanias, seus filhos e irmãos, doze;</text:p>
        <text:p text:style-name="P3">17 a décima a Simei, seus filhos e irmãos, doze;</text:p>
        <text:p text:style-name="P3">18 a undécima a Azarel, seus filhos e irmãos, doze;</text:p>
        <text:p text:style-name="P3">19 a duodécima a Hasabias, seus filhos e irmãos, doze;</text:p>
        <text:p text:style-name="P3">20 a décima terceira a Subael, seus filhos: e irmãos, doze;</text:p>
        <text:p text:style-name="P3">21 a décima quarta a Matitias, seus filhos e irmãos, doze;</text:p>
        <text:p text:style-name="P3">22 a décima quinta a Jerimote, seus filhos e irmãos, doze;</text:p>
        <text:p text:style-name="P3">23 a décima sexta a Hananias, seus filhos e irmãos, doze;</text:p>
        <text:p text:style-name="P3">24 a décima sétima a Josbecasa, seus filhos e irmãos, doze;</text:p>
        <text:p text:style-name="P3">25 a décima oitava a Hanâni, seus filhos e irmãos, doze;</text:p>
        <text:p text:style-name="P3">26 a décima nona a Malóti, seus filhos e irmãos, doze;</text:p>
        <text:p text:style-name="P3">27 a vigésima a Eliatá, seus filhos e irmãos, doze;</text:p>
        <text:p text:style-name="P3">28 a vigésima primeira a Hotir, seus filhos e irmãos, doze;</text:p>
        <text:p text:style-name="P3">29 a vigésima segunda a Gidálti, seus filhos e irmãos, doze;</text:p>
        <text:p text:style-name="P3">30 a vigésima terceira a Maaziote, seus filhos e irmãos, doze;</text:p>
        <text:p text:style-name="P3">31 a vigésima quarta a Românti-Ezer, seus filhos e irmãos, doze.</text:p>
      </text:section>
      <text:section text:style-name="Sect1" text:name="Seção334">
        <text:h text:style-name="P6" text:outline-level="2"><text:bookmark text:name="cap2610"/>I CRÔNICAS-[Capítulo 26]</text:h>
        <text:p text:style-name="P3">1 Quanto às turmas dos porteiros: Meselemias, filho de Coré, dos filhos de Asafe.</text:p>
        <text:p text:style-name="P3">2 E foram os filhos de Meselemias: Zacarias o primogênito, Jediael o segundo, Zebadias o terceiro, Jatniel o quarto,</text:p>
        <text:p text:style-name="P3">3 Elão o quinto, Jeoanã o sexto, Elioenai, o sétimo.</text:p>
        <text:p text:style-name="P3">4 Os filhos de Obede-Edom foram: Semaías o primogênito, Jeozabade o segundo, Joá o terceiro, Sacar o quarto, Netanel o quinto,</text:p>
        <text:p text:style-name="P3">5 Amiel o sexto, Issacar o sétimo, Peuletai o oitavo; porque Deus o tinha abençoado.</text:p>
        <text:p text:style-name="P3">6 Também a seu filho Semaías nasceram filhos, que dominaram sobre a casa de seu pai porque foram varões valentes.</text:p>
        <text:p text:style-name="P3">7 Os filhos de Semaías: Otni, Rafael, Obede e Elzabade, com seus irmãos, homens valentes, Eliú e Semaquias.</text:p>
        <text:p text:style-name="P3">8 Todos estes foram dos filhos de Obede-Edom; eles e seus filhos e irmãos, homens capazes e de força para o serviço, eram sessenta e dois, de Obede-Edom.</text:p>
        <text:p text:style-name="P3">9 Os filhos e os irmãos de Meselemias, homens valentes, foram dezoito.</text:p>
        <text:p text:style-name="P3">10 De Hosa, dos filhos de Merári, foram filhos: Sínri o chefe (ainda que não era o primogênito, contudo seu pai o constituiu chefe),</text:p>
        <text:p text:style-name="P3">11 Hilquias o segundo, Tebalias o terceiro, e Zacarias o quarto; todos os filhos e irmãos de Hosa foram treze.</text:p>
        <text:p text:style-name="P3">12 Destes se fizeram as turmas dos porteiros, isto é, dos homens principais, tendo cargos como seus irmãos, para ministrarem na casa de Iavé.</text:p>
        <text:p text:style-name="P3">13 E lançaram sortes, assim os pequenos como os grandes, segundo as suas casas paternas, para cada porta.</text:p>
        <text:p text:style-name="P3"><text:soft-page-break/>14 E caiu a sorte do oriente a Selemias. Depois se lançou a sorte por seu filho Zacarias, conselheiro entendido, e saiu-lhe a do norte.</text:p>
        <text:p text:style-name="P3">15 A Obede-Edom a do sul; e a seus filhos a casa dos depósitos.</text:p>
        <text:p text:style-name="P3">16 A Supim e Hosa a do ocidente; perto da porta Salequete, junto ao caminho da subida, uma guarda defronte de outra guarda.</text:p>
        <text:p text:style-name="P3">17 Ao oriente estavam seis levitas, ao norte quatro por dia, ao sul quatro por dia, porém para a casa dos depósitos de dois em dois.</text:p>
        <text:p text:style-name="P3">18 Para Parbar, ao ocidente, quatro junto ao caminho, e dois junto a Parbar.</text:p>
        <text:p text:style-name="P3">19 Essas foram as turmas dos porteiros dentre os filhos dos coraítas, e dentre os filhos de Merári.</text:p>
        <text:p text:style-name="P3">20 E dos levitas, Aías tinha cargo dos tesouros da casa de Deus e dos tesouros das ofertas dedicadas.</text:p>
        <text:p text:style-name="P3">21 Quanto aos filhos de Ladã, os filhos dos gersonitas que pertencem a Ladã, chefes das casas paternas de Ladã; Jeiéli.</text:p>
        <text:p text:style-name="P3">22 Os filhos de Jeiéli: Zetão e Joel, seu irmão; estes tinham cargo dos tesouros da casa de Iavé.</text:p>
        <text:p text:style-name="P3">23 Dos anramitas, dos izaritas:, dos hebronitas, dos uzielitas.</text:p>
        <text:p text:style-name="P3">24 Sebuel, filho de Gérsom o filho de Moisés, que era chefe dos tesouros.</text:p>
        <text:p text:style-name="P3">25 Seus irmãos: de Eliézer foi filho Reabias, de quem foi filho Jesaías, de quem foi filho Jorão, de quem foi filho Zicri, de quem foi filho Selomote.</text:p>
        <text:p text:style-name="P3">26 Este Selomote e seus irmãos tinham a seu cargo todos os tesouros das ofertas dedicadas, que o rei Davi e os chefes das casas paternas, chefes de milhares, e de centenas, e chefes do exército tinham dedicado.</text:p>
        <text:p text:style-name="P3">27 Dos despojos das guerras dedicaram ofertas para consertarem a casa de Iavé.</text:p>
        <text:p text:style-name="P3">28 Também tudo quanto fora dedicado por Samuel, o vidente, Saul, filho de Quis, Abner, filho de Ner, e Joabe, filho de Zeruia, isto é, tudo quanto qualquer havia dedicado estava sob a guarda de Selomote e seus irmãos.</text:p>
        <text:p text:style-name="P3">29 Dos izaritas, Quenanias e seus filhos foram postos sobre Israel para os negócios de fora, como oficiais e juízes.</text:p>
        <text:p text:style-name="P3">30 Dos hebronitas foram Hasabias e seus irmãos, homens valentes, mil e setecentos, que tinham a seu cargo Israel, ao ocidente do Jordão, em todos os negócios de Iavé e no serviço do rei.</text:p>
        <text:p text:style-name="P3">31 Jerias era o chefe dos hebronitas, segundo as suas gerações conforme as casas paternas. No ano quarenta do reino de Davi foram procurados, e acharam-se entre eles varões valentes em Jazer de Gileade.</text:p>
        <text:p text:style-name="P3">32 A ele e a seus irmãos, dois mil e setecentos homens valentes, chefes das casas paternas, o rei Davi constituiu sobre os rubenitas e os gaditas, e a meia tribo dos manassitas, para todos os serviços de Deus, e para todos os negócios do rei.</text:p>
      </text:section>
      <text:section text:style-name="Sect1" text:name="Seção335">
        <text:h text:style-name="P6" text:outline-level="2"><text:bookmark text:name="cap276"/>I CRÔNICAS-[Capítulo 27]</text:h>
        <text:p text:style-name="P3">1 Ora, os filhos de Israel segundo o seu número, os chefes das casas paternas, e os chefes dos milhares e das centenas, com os seus oficiais, que serviam ao rei em todos os negócios das turmas que entravam e saíam de mês em mês, em todos os meses do ano, eram em cada turma vinte e quatro mil.</text:p>
        <text:p text:style-name="P3">2 sobre a primeira turma, no primeiro mês, estava Jasobeão, filho de Zabdiel; e em sua turma havia vinte e quatro mil.</text:p>
        <text:p text:style-name="P3"><text:soft-page-break/>3 Era ele descendente de Pérez, e chefe de todos os comandantes do exército para o primeiro mês.</text:p>
        <text:p text:style-name="P3">4 Sobre a turma do segundo mês estava Dodai, o aoíta, com a sua turma, cujo chefe era Miclote; e em sua turma havia vinte e quatro mil.</text:p>
        <text:p text:style-name="P3">5 O terceiro comandante do exército, para o terceiro mês, era o chefe Benaías, filho do sacerdote Jeoiada; e em sua turma havia vinte e quatro mil.</text:p>
        <text:p text:style-name="P3">6 Este é aquele Benaías que era o varão valente entre os trinta e comandava os trinta; e da sua turma era seu filho Amizabade.</text:p>
        <text:p text:style-name="P3">7 O quarto, do quarto mês, era Asael, irmão de Joabe, e depois dele Zebadia; seu filho; e em sua turma havia vinte e quatro mil.</text:p>
        <text:p text:style-name="P3">8 O quinto, do quinto mês:, Samute, o israíta; e em sua turma havia vinte e quatro mil.</text:p>
        <text:p text:style-name="P3">9 O sexto, do sexto mês: Ira, filho de Iques, o tecoíta; e em sua turma havia vinte e quatro mil.</text:p>
        <text:p text:style-name="P3">10 O sétimo, do sétimo mês:, Helez, o pelonita, descendente de Efraim; e em sua turma havia vinte e quatro mil.</text:p>
        <text:p text:style-name="P3">11 O oitavo, do oitavo mês, Sibecai, o husatita, dos zeraítas; e em sua turma havia vinte e quatro mil.</text:p>
        <text:p text:style-name="P3">12 O nono, do nono mês, Abiezer, o anatotita, dos benjamitas; e em sua turma havia vinte e quatro mil.</text:p>
        <text:p text:style-name="P3">13 O décimo, do décimo mês, Maarai, o netofatita, dos zeraítas; e em sua turma havia vinte e quatro mil.</text:p>
        <text:p text:style-name="P3">14 O undécimo, do undécimo mês, Benaías, o piratonita, dos filhos de Efraim; e em sua turma havia vinte e quatro mil.</text:p>
        <text:p text:style-name="P3">15 O duodécimo, do duodécimo mês, Heldai, o netofatita, de Otniel; e em sua turma havia vinte e quatro mil.</text:p>
        <text:p text:style-name="P3">16 Sobre as tribos de Israel estavam estes: sobre os rubenitas era chefe Eliézer, filho de Zicri; sobre os simeonitas, Sefatias, filho de Maacá;</text:p>
        <text:p text:style-name="P3">17 sobre os levitas, Hasabias, filho de Quemuel; sobre os aronitas, Zadoque;</text:p>
        <text:p text:style-name="P3">18 sobre Judá, Eliu:, um dos irmãos de Davi; sobre Issacar, Onri, filho de Micael;</text:p>
        <text:p text:style-name="P3">19 sobre Zebulom, Ismaías, filho de Obadias; sobre Naftali, Jerimote, filho de Azrriel;</text:p>
        <text:p text:style-name="P3">20 sobre os filhos de Efraim, Oséias, filho de Azazias; sobre a meia tribo de Manassés, Joel, filho de Pedaías;</text:p>
        <text:p text:style-name="P3">21 sobre a meia tribo de Manassés em Gileade, Ido, filho de Zacarias; sobre Benjamim, Jaasiel, filho de Abner;</text:p>
        <text:p text:style-name="P3">22 sobre Dã, Azarel, filho de Jeroão. Esses eram os chefes das tribos de Israel.</text:p>
        <text:p text:style-name="P3">23 Não tomou, porém, Davi o número dos de vinte anos para baixo, porquanto Iavé tinha dito que havia de multiplicar Israel como as estrelas do céu.</text:p>
        <text:p text:style-name="P3">24 Joabe, filho de Zeruia, tinha começado a numerá-los, porém não acabou, porquanto viera por isso ira sobre Israel; pelo que o número não foi posto no livro das crônicas do rei Davi.</text:p>
        <text:p text:style-name="P3">25 Sobre os tesouros do rei estava Azmavete, filho de Adiel; sobre os tesouros dos campos, das cidades, das aldeias e das torres, Jônatas, filho de Uzias;</text:p>
        <text:p text:style-name="P3"><text:soft-page-break/>26 sobre os que faziam a obra do campo, na lavoura da terra, Ezri, filho de Quelube;</text:p>
        <text:p text:style-name="P3">27 sobre as vinhas, Simei, o ramatita; sobre o produto das vides nas adegas do vinho, Zabdi, o sifmita;</text:p>
        <text:p text:style-name="P3">28 sobre os olivais e sicômoros que havia nas campinas, Baal-Hanã, o gederita; sobre os armazéns do azeite, Joás;</text:p>
        <text:p text:style-name="P3">29 sobre o gado que pastava em Sarom, Sitrai, o saronita; sobre o gado dos vales, Safate, filho de Adlai;</text:p>
        <text:p text:style-name="P3">30 sobre os camelos, Obil, o ismaelita; sobre as jumentas, Jedeías, o meronotita;</text:p>
        <text:p text:style-name="P3">31 e sobre o gado miúdo, Jaziz, o hagrita. Todos esses eram os intendentes dos bens do rei Davi.</text:p>
        <text:p text:style-name="P3">32 Jônatas, tio de Davi, era conselheiro, homem entendido, e escriba; ele e Jeiel, filho de Hacmôni, assistiam os filhos do rei;</text:p>
        <text:p text:style-name="P3">33 Aitofel era conselheiro do rei; Husai, o arquita, era amigo o rei;</text:p>
        <text:p text:style-name="P3">34 depois de Aitotel, Jeoiada, filho de Benaías, e Abiatar foram conselheiros; e Joabe era chefe do exército do rei.</text:p>
      </text:section>
      <text:section text:style-name="Sect1" text:name="Seção336">
        <text:h text:style-name="P6" text:outline-level="2"><text:bookmark text:name="cap284"/>I CRÔNICAS-[Capítulo 28]</text:h>
        <text:p text:style-name="P3">1 Ora, Davi convocou a Jerusalém todos os chefes de Israel, os chefes das tribos, os chefes das turmas que serviam o rei, os chefes de mil, e os chefes de cem, e os intendentes de todos os bens e possessões do rei e de seus filhos, como também os oficiais e os homens mais valorosos e valentes.</text:p>
        <text:p text:style-name="P3">2 Então o rei Davi se pôs em pé, e disse: Ouvi-me, irmãos meus e povo meu. Em meu coração havia eu proposto edificar uma casa de repouso para a arca do pacto de Senhor, e para o escabelo dos pés do nosso Deus, e tinha feito os preparativos para a edificar.</text:p>
        <text:p text:style-name="P3">3 Mas Deus me disse: Tu não edificarás casa ao meu nome, porque és homem de guerra, e tens derramado muito sangue.</text:p>
        <text:p text:style-name="P3">4 Todavia Iavé Deus de Israel escolheu-me de toda a casa de meu pai, para ser rei sobre Israel para sempre; porque a Judá escolheu por príncipe, e na casa de Judá a casa de meu pai, e entre os filhos de meu pai se agradou de mim para me fazer rei sobre todo o Israel.</text:p>
        <text:p text:style-name="P3">5 E, de todos os meus filhos (porque muitos filhos me deu Iavé), escolheu ele o meu filho Salomão para se assentar no trono do reino de Iavé sobre Israel,</text:p>
        <text:p text:style-name="P3">6 e me disse: Teu filho Salomão edificará a minha casa e os meus átrios, porque o escolhi para me ser por filho, e eu lhe serei por pai.</text:p>
        <text:p text:style-name="P3">7 Estabelecerei o seu reino para sempre, se ele perseverar em cumprir os meus mandamentos e os meus juízos, como o faz no dia de hoje.</text:p>
        <text:p text:style-name="P3">8 Agora, pois, à vista de todo o Israel, a congregação de Iavé, e em presença de nosso Deus, que nos ouve, observai e buscai todos os mandamentosde Iavé vosso Deus, para que possuais esta boa terra, e a deixeis por herança a vossos filhos depois de, vos, para sempre.</text:p>
        <text:p text:style-name="P3">9 E tu, meu filho Salomão, conhece o Deus de teu pai, e serve-o com coração perfeito e espírito voluntário; porque Iavé esquadrinha todos os corações, e penetra todos os desígnios e pensamentos. Se o buscares, será achado de ti; porém, se o deixares, rejeitar-te-á para sempre.</text:p>
        <text:p text:style-name="P3"><text:soft-page-break/>10 Agora toma cuidado, porque Iavé te escolheu para edificares uma casa para o santuário; esforça-te, e faze a obra.</text:p>
        <text:p text:style-name="P3">11 Então Davi deu a Salomão, seu filho, o modelo do alpendre com as suas casas, as suas tesourarias, os seus cenáculos e as suas recâmaras interiores, como também da casa do propiciatório;</text:p>
        <text:p text:style-name="P3">12 e também o modelo de tudo o que tinha em mente para os átrios da casa de Iavé, para todas as câmaras em redor, para os tesouros da casa de Deus e para os tesouros das coisas sagradas;</text:p>
        <text:p text:style-name="P3">13 também para as turmas dos sacerdotes e dos levitas, para toda a obra do serviço da casa de Iavé e para todos os vasos do serviço da casa de Iavé,</text:p>
        <text:p text:style-name="P3">14 especificando o peso do ouro para os vasos de ouro, para todos os vasos de cada espécie de serviço, o peso da prata para todos os vasos de prata, para todos os vasos de cada espécie de serviço;</text:p>
        <text:p text:style-name="P3">15 o peso para os castiçais de ouro e suas lâmpadas, o peso do ouro para cada castiçal e as suas lâmpadas, e o peso da prata para os castiçais de prata, para cada castiçal e as suas lâmpadas, segundo o uso de cada castiçal;</text:p>
        <text:p text:style-name="P3">16 o peso do ouro para as mesas dos pães da proposição, para cada mesa; como também da prata para as mesas de prata;</text:p>
        <text:p text:style-name="P3">17 e o ouro puro para os garfos, as bacias e os jarros; para as taças de ouro, o peso para cada taça; como também para as taças de prata, o peso para cada taça,</text:p>
        <text:p text:style-name="P3">18 e para o altar do incenso, o peso de ouro refinado; como também o ouro para o modelo do carro dos querubins que, de asas estendidas, cobririam a arca do pacto de Iavé.</text:p>
        <text:p text:style-name="P3">19 Tudo isso se me fez entender, disse Davi, por escrito da mão de Iavé, a saber, todas as obras deste modelo.</text:p>
        <text:p text:style-name="P3">20 Disse, pois, Davi a seu filho Salomão: Esforça-te e tem bom ânimo, e faze a obra; não temas, nem te desalentes, pois Iavé Deus, meu Deus, é contigo; não te deixará, nem te desamparará, até que seja acabada toda a obra para o serviço da casa de Iavé.</text:p>
        <text:p text:style-name="P3">21 Eis aí as turmas dos sacerdotes e dos levitas para todo o serviço da casa de Deus; e estará contigo para toda a obra todo homem bem-disposto e perito em qualquer espécie de serviço; também os chefes e todo o povo estarão inteiramente às tuas ordens.</text:p>
      </text:section>
      <text:section text:style-name="Sect1" text:name="Seção337">
        <text:h text:style-name="P6" text:outline-level="2"><text:bookmark text:name="cap294"/>I CRÔNICAS-[Capítulo 29]</text:h>
        <text:p text:style-name="P3">1 Disse mais o rei Davi a toda a congregação: Salomão, meu filho, o único a quem Deus escolheu, é ainda moço e tenro, e a obra é grande, porque o palácio não é para homem, mas para Iavé Deus.</text:p>
        <text:p text:style-name="P3">2 Eu, pois, com todas as minhas forças tenho preparado para a casa de meu Deus o ouro para as obras de ouro, a prata para as de prata, o bronze para as de bronze, o ferro para as de ferro e a madeira para as de madeira; pedras de oberilo, pedras de engaste, pedras de ornato, pedras de várias cores, toda sorte de pedras preciosas, e mármore em abundância.</text:p>
        <text:p text:style-name="P3">3 Além disso, porque pus o meu afeto na casa de meu Deus, o ouro e prata particular que tenho, eu o dou para a casa do meu Deus, afora tudo quanto tenho preparado para a casa do santuário:</text:p>
        <text:p text:style-name="P3">4 três mil talentos de ouro, do ouro de Ofir, e sete mil talentos de prata refinada, para cobrir as paredes das casas;</text:p>
        <text:p text:style-name="P3"><text:soft-page-break/>5 ouro para as obras e ouro, e prata para as de prata, para toda a obra a ser feita por mão de artífices. Quem, pois, está disposto a fazer oferta voluntária, consagrando-se hoje a Iavé?</text:p>
        <text:p text:style-name="P3">6 Então os chefes das casas paternas, os chefes das tribos de Israel, e os chefes de mil e de cem, juntamente com os intendentes da obra do rei, fizeram ofertas voluntárias;</text:p>
        <text:p text:style-name="P3">7 e deram para o serviço da casa de Deus cinco mil talentos e dez mil dracmas de ouro, e dez mil talentos de prata, dezoito mil talentos de bronze, e cem mil talentos de ferro.</text:p>
        <text:p text:style-name="P3">8 E os que tinham pedras preciosas deram-nas para o tesouro da casa de Iavé, que estava ao cargo de Jeiel, o gersonita.</text:p>
        <text:p text:style-name="P3">9 E o povo se alegrou das ofertas voluntárias que estes fizeram, pois de um coração perfeito as haviam oferecido a Iavé; e também o rei Davi teve grande alegria.</text:p>
        <text:p text:style-name="P3">10 Pelo que Davi bendisse a Iavé na presença de toda a congregação, dizendo: Bendito és tu, ó Iavé, Deus de nosso pai Israel, de eternidade em eternidade.</text:p>
        <text:p text:style-name="P3">11 Tua é, ó Iavé, a grandeza, e o poder, e a glória, e a vitória, e a majestade, porque teu é tudo quanto há no céu e na terra; teu é, ó Iavé, o reino, e tu te exaltaste como chefe sobre todos.</text:p>
        <text:p text:style-name="P3">12 Tanto riquezas como honra vêm de ti, tu dominas sobre tudo, e na tua mão há força e poder; na tua mão está o engrandecer e o dar força a tudo.</text:p>
        <text:p text:style-name="P3">13 Agora, pois, ó nosso Deus, graças te damos, e louvamos o teu glorioso nome.</text:p>
        <text:p text:style-name="P3">14 Mas quem sou eu, e quem é o meu povo, para que pudéssemos fazer ofertas tão voluntariamente? Porque tudo vem de ti, e do que é teu to damos.</text:p>
        <text:p text:style-name="P3">15 Porque somos estrangeiros diante de ti e peregrinos, como o foram todos os nossos pais; como a sombra são os nossos dias sobre a terra, e não há permanência:</text:p>
        <text:p text:style-name="P3">16 Ó Iavé, Deus nosso, toda esta abundância, que preparamos para te edificar uma casa ao teu santo nome, vem da tua mão, e é toda tua.</text:p>
        <text:p text:style-name="P3">17 E bem sei, Deus meu, que tu sondas o coração, e que te agradas da retidão. Na sinceridade de meu coração voluntariamente ofereci todas estas coisas; e agora vi com alegria que o teu povo, que se acha aqui, ofereceu voluntariamente.</text:p>
        <text:p text:style-name="P3">18 Iavé, Deus de nossos pais Abraão, Isaque e Israel, conserva para sempre no coração do teu povo estas disposições e estes pensamentos, e encaminha o seu coração para ti.</text:p>
        <text:p text:style-name="P3">19 E a Salomão, meu filho, dá um coração perfeito, para guardar os teus mandamentos, os teus testemunhes e os teus estatuto, e para fazer todas estas coisas, e para edificar o palácio para o qual tenha providenciado.</text:p>
        <text:p text:style-name="P3">20 Então disse Davi a toda a congregação: Bendizei a Iavé vosso Deus! E toda a congregação bendisse aIavé Deus de seus pais, e inclinaram-se e prostraram-se perante a Senhor e perante o rei.</text:p>
        <text:p text:style-name="P3">21 E no dia seguinte sacrificaram sacrifícios a Iavé e lhe ofereceram em holocausto mil novilhos, mil carneiros, mil cordeiros, com as suas libações, e sacrifícios em abundância a favor de todo o Israel.</text:p>
        <text:p text:style-name="P3">22 E comeram e beberam naquele dia perante Iavé, com grande gozo. E pela segunda vez proclamaram rei a Salomão, filho de Davi, e o ungiram a Iavé para ser príncipe, e a Zadoque para ser sacerdote.</text:p>
        <text:p text:style-name="P3"><text:soft-page-break/>23 Assim Salomão se assentou no trono de Iavé, como rei em lugar de seu pai Davi, e prosperou; e todo o Israel lhe prestou obediência.</text:p>
        <text:p text:style-name="P3">24 E todos os chefes, e os homens poderosos, e também todos os filhos do rei Davi se submeteram ao rei Salomão.</text:p>
        <text:p text:style-name="P3">25 E Iavé engrandeceu muito a Salomão à vista de todo o Israel, e deu-lhe tal majestade real qual antes dele não teve nenhum rei em Israel.</text:p>
        <text:p text:style-name="P3">26 Assim Davi, filho de Jessé, reinou sobre todo o Israel.</text:p>
        <text:p text:style-name="P3">27 O tempo que reinou sobre Israel foi quarenta anos; em Hebrom reinou sete anos, e em Jerusalém trinta e três.</text:p>
        <text:p text:style-name="P3">28 E morreu numa boa velhice, cheio de dias, riquezas e honra; e Salomão, seu filho, reinou em seu lugar.</text:p>
        <text:p text:style-name="P3">29 Ora, os atos do rei Davi, desde os primeiros até os últimos, estão escritos nas crônicas de Samuel, o vidente, e nas crônicas do profeta Natã, e nas crônicas de Gade, o vidente,</text:p>
        <text:p text:style-name="P3">30 com todo o seu reinado e o seu poder e os acontecimentos que sobrevieram a ele, a Israel, e a todos os reinos daquelas terras.</text:p>
      </text:section>
      <text:p text:style-name="P1"><text:line-break/><text:line-break/><text:bookmark text:name="paginas10"/></text:p>
      <text:h text:style-name="P2" text:outline-level="1"><text:bookmark text:name="livro10"/>2 Crônicas</text:h>
      <text:p text:style-name="P5"><text:bookmark text:name="cap150"/>1 Ora, Salomão, filho de Davi, fortaleceu-se no seu reino, e Iavé seu Deus era com ele, e muito o engrandeceu.</text:p>
      <text:p text:style-name="P3">2 E falou Salomão a todo o Israel, aos chefes de mil e de cem, e aos juízes, e a todos os principes em todo o Israel, chefes das casas paternas.</text:p>
      <text:p text:style-name="P3">3 E foi Salomão, e toda a congregação com ele, ao alto que estava em Gibeão porque ali estava a tenda da revelação de Deus, que Moisés, servo de Iavé, tinha feito no deserto.</text:p>
      <text:p text:style-name="P3">4 Mas Davi tinha feito subir a arca de Deus de Quiriate-Jearim ao lugar que lhe preparara; pois lhe havia armado uma tenda em Jerusalém.</text:p>
      <text:p text:style-name="P3">5 Também o altar de bronze feito por Bezaleel, filho de Uri, filho de Hur, estava ali diante do tabernáculo de Iavé; e Salomão e a congregação o buscavam.</text:p>
      <text:p text:style-name="P3">6 E Salomão ofereceu ali sacrifícios perante Iavé, sobre o altar de bronze que estava junto à tenda da revelação; ofereceu sobre ele mil holocaustos.</text:p>
      <text:p text:style-name="P3">7 Naquela mesma noite Deus apareceu a Salomão, e lhe disse: Pede o que queres que eu te dê.</text:p>
      <text:p text:style-name="P3">8 E Salomão disse a Deus: Tu usaste de grande benevolência para com meu pai Davi, e a mim me fizeste rei em seu lugar.</text:p>
      <text:p text:style-name="P3">9 Agora, pois, ó Iavé Deus, confirme-se a tua promessa, dada a meu pai Davi; porque tu me fizeste rei sobre um povo numeroso como o pó da terra.</text:p>
      <text:p text:style-name="P3">10 Dá-me, pois, agora sabedoria e conhecimento, para que eu possa sair e entrar perante este povo; pois quem poderá julgar este teu povo, que é tão grande?</text:p>
      <text:p text:style-name="P3">11 Então Deus disse a Salomão: Porquanto houve isto no teu coração, e não pediste riquezas, bens ou honra, nem a morte dos que te odeiam, nem tampouco pediste muitos dias de vida, mas pediste para ti sabedoria e conhecimento para poderes julgar o meu povo, sobre o qual te fiz reinar,</text:p>
      <text:p text:style-name="P3"><text:soft-page-break/>12 sabedoria e conhecimento te são dados; também te darei riquezas, bens e honra, quais não teve nenhum rei antes de ti, nem haverá depois de ti rei que tenha coisas semelhantes.</text:p>
      <text:p text:style-name="P3">13 Assim Salomão veio a Jerusalém, do alto que estava em Gibeão, de diante da tenda da revelação; e reinou sobre Israel.</text:p>
      <text:p text:style-name="P3">14 Salomão ajuntou carros e cavaleiros; teve mil e quatrocentos carros e doze mil cavaleiros, que colocou nas cidades dos carros e junto de si em Jerusalém.</text:p>
      <text:p text:style-name="P3">15 E o rei tornou o ouro e a prata tão comuns em Jerusalém como as pedras, e os cedros tantos em abundância como os sicômoros que há na baixada.</text:p>
      <text:p text:style-name="P3">16 Os cavalos que Salomão tinha eram trazidos do Egito e de Coa; e os mercadores do rei os recebiam de Coa por preço determinado.</text:p>
      <text:p text:style-name="P3">17 E faziam subir e sair do Egito cada carro por seiscentos siclos de prata, e cada cavalo por cento e cinqüenta; e assim por meio deles eram exportados para todos os reis dos heteus, e para os reis da Sí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line-height-at-least="0.019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3:55:15.083544396</meta:creation-date>
    <dc:date>2023-07-25T13:58:38.862092133</dc:date>
    <meta:editing-duration>PT3M23S</meta:editing-duration>
    <meta:editing-cycles>2</meta:editing-cycles>
    <meta:generator>LibreOffice/6.0.3.2$Linux_X86_64 LibreOffice_project/00m0$Build-2</meta:generator>
    <meta:document-statistic meta:table-count="0" meta:image-count="0" meta:object-count="0" meta:page-count="41" meta:paragraph-count="991" meta:word-count="19577" meta:character-count="104832" meta:non-whitespace-character-count="86241"/>
  </office:meta>
</office:document-meta>
</file>